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5.099cm" fo:margin-left="0.991cm" table:align="left"/>
    </style:style>
    <style:style style:name="Таблица1.A" style:family="table-column">
      <style:table-column-properties style:column-width="6.209cm"/>
    </style:style>
    <style:style style:name="Таблица1.B" style:family="table-column">
      <style:table-column-properties style:column-width="5.934cm"/>
    </style:style>
    <style:style style:name="Таблица1.C" style:family="table-column">
      <style:table-column-properties style:column-width="2.956cm"/>
    </style:style>
    <style:style style:name="Таблица1.1" style:family="table-row">
      <style:table-row-properties style:min-row-height="0.855cm"/>
    </style:style>
    <style:style style:name="Таблица1.A1" style:family="table-cell">
      <style:table-cell-properties fo:padding="0cm" fo:border="none" style:writing-mode="lr-tb"/>
    </style:style>
    <style:style style:name="Таблица1.A2" style:family="table-cell">
      <style:table-cell-properties style:vertical-align="bottom" fo:padding="0cm" fo:border="none" style:writing-mode="lr-tb"/>
    </style:style>
    <style:style style:name="P1" style:family="paragraph" style:parent-style-name="Normal">
      <style:paragraph-properties fo:margin-left="0cm" fo:margin-right="0cm" fo:margin-top="0cm" fo:margin-bottom="0.282cm" loext:contextual-spacing="false" fo:line-height="107%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cm" fo:margin-top="0cm" fo:margin-bottom="0.282cm" loext:contextual-spacing="false" fo:line-height="107%" fo:text-indent="0cm" style:auto-text-indent="false">
        <style:tab-stops/>
      </style:paragraph-properties>
      <style:text-properties officeooo:paragraph-rsid="0006fc3f"/>
    </style:style>
    <style:style style:name="P3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/>
      </style:paragraph-properties>
      <style:text-properties officeooo:paragraph-rsid="0006fc3f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6" style:family="paragraph" style:parent-style-name="Preformatted_20_Text" style:master-page-name="">
      <loext:graphic-properties draw:fill="none"/>
      <style:paragraph-properties fo:margin-left="0cm" fo:margin-right="0cm" fo:margin-top="0cm" fo:margin-bottom="0.055cm" loext:contextual-spacing="false" fo:line-height="107%" fo:text-align="start" style:justify-single-word="false" fo:hyphenation-ladder-count="no-limit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variant="normal" fo:text-transform="none" fo:font-size="12pt" fo:letter-spacing="normal" fo:font-style="normal" fo:font-weight="normal" officeooo:paragraph-rsid="001d221c" style:font-size-asian="12pt" style:font-size-complex="12pt" fo:hyphenate="false" fo:hyphenation-remain-char-count="2" fo:hyphenation-push-char-count="2"/>
    </style:style>
    <style:style style:name="P7" style:family="paragraph" style:parent-style-name="Normal">
      <style:paragraph-properties fo:margin-left="0cm" fo:margin-right="0.037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.235cm" fo:margin-right="0.252cm" fo:margin-top="0cm" fo:margin-bottom="0.055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6fc3f"/>
    </style:style>
    <style:style style:name="P9" style:family="paragraph" style:parent-style-name="Normal">
      <style:paragraph-properties fo:margin-left="3.464cm" fo:margin-right="0cm" fo:margin-top="0cm" fo:margin-bottom="0.48cm" loext:contextual-spacing="false" fo:line-height="107%" fo:text-indent="0cm" style:auto-text-indent="false">
        <style:tab-stops/>
      </style:paragraph-properties>
      <style:text-properties officeooo:paragraph-rsid="0006fc3f"/>
    </style:style>
    <style:style style:name="P10" style:family="paragraph" style:parent-style-name="Normal">
      <style:paragraph-properties fo:margin-left="4.237cm" fo:margin-right="0cm" fo:margin-top="0cm" fo:margin-bottom="0.483cm" loext:contextual-spacing="false" fo:line-height="107%" fo:text-indent="0cm" style:auto-text-indent="false">
        <style:tab-stops/>
      </style:paragraph-properties>
      <style:text-properties officeooo:paragraph-rsid="0006fc3f"/>
    </style:style>
    <style:style style:name="P11" style:family="paragraph" style:parent-style-name="Normal">
      <style:paragraph-properties fo:margin-left="4.568cm" fo:margin-right="0cm" fo:margin-top="0cm" fo:margin-bottom="0.48cm" loext:contextual-spacing="false" fo:line-height="107%" fo:text-indent="0cm" style:auto-text-indent="false">
        <style:tab-stops/>
      </style:paragraph-properties>
      <style:text-properties officeooo:paragraph-rsid="0006fc3f"/>
    </style:style>
    <style:style style:name="P12" style:family="paragraph" style:parent-style-name="Normal">
      <style:paragraph-properties fo:margin-left="5.17cm" fo:margin-right="5.193cm" fo:margin-top="0cm" fo:margin-bottom="0.483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6fc3f"/>
    </style:style>
    <style:style style:name="P13" style:family="paragraph" style:parent-style-name="Normal">
      <style:paragraph-properties fo:margin-left="5.17cm" fo:margin-right="5.193cm" fo:margin-top="0cm" fo:margin-bottom="0.076cm" loext:contextual-spacing="false" fo:line-height="191%" fo:text-align="center" style:justify-single-word="false" fo:text-indent="0cm" style:auto-text-indent="false">
        <style:tab-stops/>
      </style:paragraph-properties>
      <style:text-properties officeooo:paragraph-rsid="0006fc3f"/>
    </style:style>
    <style:style style:name="P14" style:family="paragraph" style:parent-style-name="Normal">
      <style:paragraph-properties fo:margin-left="0cm" fo:margin-right="0.041cm" fo:margin-top="0cm" fo:margin-bottom="1.58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6fc3f"/>
    </style:style>
    <style:style style:name="P15" style:family="paragraph" style:parent-style-name="Normal">
      <style:paragraph-properties fo:margin-left="0cm" fo:margin-right="0.041cm" fo:margin-top="0cm" fo:margin-bottom="0.483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6fc3f"/>
    </style:style>
    <style:style style:name="P16" style:family="paragraph" style:parent-style-name="Normal">
      <style:paragraph-properties fo:margin-left="0cm" fo:margin-right="0.041cm" fo:margin-top="0cm" fo:margin-bottom="0.48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6fc3f"/>
    </style:style>
    <style:style style:name="P17" style:family="paragraph" style:parent-style-name="Normal">
      <style:paragraph-properties fo:margin-left="0cm" fo:margin-right="0.041cm" fo:margin-top="0cm" fo:margin-bottom="1.099cm" loext:contextual-spacing="false" fo:text-indent="0cm" style:auto-text-indent="false"/>
      <style:text-properties officeooo:paragraph-rsid="0006fc3f"/>
    </style:style>
    <style:style style:name="P18" style:family="paragraph" style:parent-style-name="Normal">
      <style:paragraph-properties fo:margin-left="0.212cm" fo:margin-right="0cm" fo:margin-top="0cm" fo:margin-bottom="0.48cm" loext:contextual-spacing="false" fo:line-height="107%" fo:text-indent="0cm" style:auto-text-indent="false">
        <style:tab-stops/>
      </style:paragraph-properties>
      <style:text-properties officeooo:paragraph-rsid="0006fc3f"/>
    </style:style>
    <style:style style:name="P19" style:family="paragraph" style:parent-style-name="Normal">
      <style:paragraph-properties fo:margin-left="0.564cm" fo:margin-right="0cm" fo:margin-top="0cm" fo:margin-bottom="0cm" loext:contextual-spacing="false" fo:line-height="107%" fo:text-indent="0cm" style:auto-text-indent="false">
        <style:tab-stops/>
      </style:paragraph-properties>
      <style:text-properties officeooo:paragraph-rsid="0006fc3f"/>
    </style:style>
    <style:style style:name="P20" style:family="paragraph" style:parent-style-name="Normal">
      <style:paragraph-properties fo:margin-left="0.021cm" fo:margin-right="0cm" fo:margin-top="0cm" fo:margin-bottom="0cm" loext:contextual-spacing="false" fo:line-height="107%" fo:text-align="justify" style:justify-single-word="false" fo:text-indent="0cm" style:auto-text-indent="false">
        <style:tab-stops/>
      </style:paragraph-properties>
      <style:text-properties officeooo:paragraph-rsid="0006fc3f"/>
    </style:style>
    <style:style style:name="P21" style:family="paragraph" style:parent-style-name="Normal">
      <style:paragraph-properties fo:margin-left="0.235cm" fo:margin-right="0.259cm" fo:margin-top="0cm" fo:margin-bottom="0.48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6fc3f"/>
    </style:style>
    <style:style style:name="P22" style:family="paragraph" style:parent-style-name="Normal">
      <loext:graphic-properties draw:fill="none"/>
      <style:paragraph-properties fo:margin-left="0cm" fo:margin-right="-0.499cm" fo:margin-top="0cm" fo:margin-bottom="0cm" loext:contextual-spacing="false" fo:line-height="107%" fo:text-align="justify" style:justify-single-word="false" fo:hyphenation-ladder-count="no-limit" fo:text-indent="0cm" style:auto-text-indent="false" fo:background-color="transparent">
        <style:tab-stops>
          <style:tab-stop style:position="3.399cm"/>
        </style:tab-stops>
      </style:paragraph-properties>
      <style:text-properties officeooo:paragraph-rsid="0006fc3f" fo:hyphenate="false" fo:hyphenation-remain-char-count="2" fo:hyphenation-push-char-count="2"/>
    </style:style>
    <style:style style:name="P23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font-weight="normal" officeooo:paragraph-rsid="0006fc3f" fo:hyphenate="false" fo:hyphenation-remain-char-count="2" fo:hyphenation-push-char-count="2"/>
    </style:style>
    <style:style style:name="P24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font-weight="normal" officeooo:rsid="00100a16" officeooo:paragraph-rsid="0010fa01" style:font-weight-asian="normal" style:font-weight-complex="normal" fo:hyphenate="false" fo:hyphenation-remain-char-count="2" fo:hyphenation-push-char-count="2"/>
    </style:style>
    <style:style style:name="P25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font-weight="bold" officeooo:rsid="000ae690" officeooo:paragraph-rsid="000f6fb9" style:font-weight-asian="bold" style:font-weight-complex="bold" fo:hyphenate="false" fo:hyphenation-remain-char-count="2" fo:hyphenation-push-char-count="2"/>
    </style:style>
    <style:style style:name="P26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font-weight="bold" officeooo:rsid="000ae690" officeooo:paragraph-rsid="0018de6d" style:font-weight-asian="bold" style:font-weight-complex="bold" fo:hyphenate="false" fo:hyphenation-remain-char-count="2" fo:hyphenation-push-char-count="2"/>
    </style:style>
    <style:style style:name="P27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font-weight="bold" officeooo:rsid="0006fc3f" officeooo:paragraph-rsid="0006fc3f" style:font-weight-asian="bold" style:font-weight-complex="bold" fo:hyphenate="false" fo:hyphenation-remain-char-count="2" fo:hyphenation-push-char-count="2"/>
    </style:style>
    <style:style style:name="P28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officeooo:paragraph-rsid="000b8458" fo:hyphenate="false" fo:hyphenation-remain-char-count="2" fo:hyphenation-push-char-count="2"/>
    </style:style>
    <style:style style:name="P29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officeooo:paragraph-rsid="001894e4" fo:hyphenate="false" fo:hyphenation-remain-char-count="2" fo:hyphenation-push-char-count="2"/>
    </style:style>
    <style:style style:name="P30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officeooo:rsid="000b8458" officeooo:paragraph-rsid="000bda16" fo:hyphenate="false" fo:hyphenation-remain-char-count="2" fo:hyphenation-push-char-count="2"/>
    </style:style>
    <style:style style:name="P31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style:font-name="Times New Roman1" fo:font-weight="bold" officeooo:rsid="000ae690" officeooo:paragraph-rsid="000ae690" style:font-name-asian="Times New Roman" style:font-weight-asian="bold" style:font-name-complex="Times New Roman" style:font-weight-complex="bold" fo:hyphenate="false" fo:hyphenation-remain-char-count="2" fo:hyphenation-push-char-count="2"/>
    </style:style>
    <style:style style:name="P32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color="#000000" style:font-name="Liberation Serif" fo:font-size="14pt" fo:font-style="normal" fo:font-weight="normal" officeooo:rsid="000b8458" officeooo:paragraph-rsid="000b8458" style:font-name-asian="Times New Roman" style:font-size-asian="14pt" style:font-style-asian="normal" style:font-weight-asian="normal" style:font-name-complex="Times New Roman" style:font-weight-complex="normal" fo:hyphenate="false" fo:hyphenation-remain-char-count="2" fo:hyphenation-push-char-count="2"/>
    </style:style>
    <style:style style:name="P33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color="#000000" style:font-name="Times New Roman1" fo:font-size="14pt" fo:font-style="normal" fo:font-weight="bold" officeooo:rsid="000b8458" officeooo:paragraph-rsid="000b8458" style:font-name-asian="Times New Roman" style:font-size-asian="14pt" style:font-style-asian="normal" style:font-weight-asian="bold" style:font-name-complex="Times New Roman" style:font-weight-complex="bold" fo:hyphenate="false" fo:hyphenation-remain-char-count="2" fo:hyphenation-push-char-count="2"/>
    </style:style>
    <style:style style:name="P34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color="#000000" style:font-name="Times New Roman1" fo:font-size="14pt" fo:font-style="normal" fo:font-weight="bold" officeooo:rsid="000b8458" officeooo:paragraph-rsid="000bda16" style:font-name-asian="Times New Roman" style:font-size-asian="14pt" style:font-style-asian="normal" style:font-weight-asian="bold" style:font-name-complex="Times New Roman" style:font-weight-complex="bold" fo:hyphenate="false" fo:hyphenation-remain-char-count="2" fo:hyphenation-push-char-count="2"/>
    </style:style>
    <style:style style:name="P35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Times New Roman1" fo:font-size="12pt" fo:letter-spacing="normal" fo:font-style="normal" fo:font-weight="bold" officeooo:rsid="000f6fb9" officeooo:paragraph-rsid="000f6fb9" style:font-name-asian="Times New Roman" style:font-size-asian="12pt" style:font-style-asian="normal" style:font-weight-asian="bold" style:font-name-complex="Times New Roman" style:font-size-complex="12pt" style:font-weight-complex="bold" fo:hyphenate="false" fo:hyphenation-remain-char-count="2" fo:hyphenation-push-char-count="2"/>
    </style:style>
    <style:style style:name="P36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Times New Roman1" fo:font-size="14pt" fo:letter-spacing="normal" fo:font-style="normal" fo:font-weight="bold" officeooo:rsid="000f6fb9" officeooo:paragraph-rsid="0010fa01" style:font-name-asian="Times New Roman" style:font-size-asian="14pt" style:font-style-asian="normal" style:font-weight-asian="bold" style:font-name-complex="Times New Roman" style:font-size-complex="14pt" style:font-weight-complex="bold" fo:hyphenate="false" fo:hyphenation-remain-char-count="2" fo:hyphenation-push-char-count="2"/>
    </style:style>
    <style:style style:name="P37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Times New Roman1" fo:font-size="14pt" fo:letter-spacing="normal" fo:font-style="normal" fo:font-weight="bold" officeooo:rsid="000ae690" officeooo:paragraph-rsid="00142e99" style:font-name-asian="Times New Roman" style:font-size-asian="14pt" style:font-style-asian="normal" style:font-weight-asian="bold" style:font-name-complex="Times New Roman" style:font-size-complex="14pt" style:font-weight-complex="bold" fo:hyphenate="false" fo:hyphenation-remain-char-count="2" fo:hyphenation-push-char-count="2"/>
    </style:style>
    <style:style style:name="P38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Times New Roman1" fo:font-size="14pt" fo:letter-spacing="normal" fo:font-style="normal" fo:font-weight="bold" officeooo:rsid="000ae690" officeooo:paragraph-rsid="0018de6d" style:font-name-asian="Times New Roman" style:font-size-asian="14pt" style:font-style-asian="normal" style:font-weight-asian="bold" style:font-name-complex="Times New Roman" style:font-size-complex="14pt" style:font-weight-complex="bold" fo:hyphenate="false" fo:hyphenation-remain-char-count="2" fo:hyphenation-push-char-count="2"/>
    </style:style>
    <style:style style:name="P39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Times New Roman1" fo:font-size="14pt" fo:letter-spacing="normal" fo:font-style="normal" fo:font-weight="normal" officeooo:rsid="00142e99" officeooo:paragraph-rsid="00142e99" style:font-name-asian="Times New Roman" style:font-size-asian="14pt" style:font-style-asian="normal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40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Times New Roman1" fo:font-size="14pt" fo:letter-spacing="normal" fo:font-style="normal" fo:font-weight="normal" officeooo:rsid="001577b0" officeooo:paragraph-rsid="001577b0" style:font-name-asian="Times New Roman" style:font-size-asian="14pt" style:font-style-asian="normal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41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officeooo:rsid="00253d76" officeooo:paragraph-rsid="00253d76" style:font-name-asian="Times New Roman" style:font-size-asian="12.25pt" style:font-style-asian="normal" style:font-weight-asian="normal" style:font-name-complex="Times New Roman" style:font-size-complex="14pt" style:font-style-complex="normal" style:font-weight-complex="normal" fo:hyphenate="false" fo:hyphenation-remain-char-count="2" fo:hyphenation-push-char-count="2"/>
    </style:style>
    <style:style style:name="P42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officeooo:rsid="002787b1" officeooo:paragraph-rsid="002787b1" style:font-name-asian="Times New Roman" style:font-size-asian="12.25pt" style:font-style-asian="normal" style:font-weight-asian="normal" style:font-name-complex="Times New Roman" style:font-size-complex="14pt" style:font-style-complex="normal" style:font-weight-complex="normal" fo:hyphenate="false" fo:hyphenation-remain-char-count="2" fo:hyphenation-push-char-count="2"/>
    </style:style>
    <style:style style:name="P43" style:family="paragraph" style:parent-style-name="Standard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officeooo:paragraph-rsid="000b8458" fo:hyphenate="false" fo:hyphenation-remain-char-count="2" fo:hyphenation-push-char-count="2"/>
    </style:style>
    <style:style style:name="P44" style:family="paragraph" style:parent-style-name="Standard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color="#000000" style:font-name="Liberation Serif" fo:font-size="14pt" fo:font-style="normal" fo:font-weight="normal" officeooo:rsid="000bda16" officeooo:paragraph-rsid="000b8458" style:font-name-asian="Times New Roman" style:font-size-asian="14pt" style:font-style-asian="normal" style:font-weight-asian="normal" style:font-name-complex="Times New Roman" style:font-weight-complex="normal" fo:hyphenate="false" fo:hyphenation-remain-char-count="2" fo:hyphenation-push-char-count="2"/>
    </style:style>
    <style:style style:name="P45" style:family="paragraph" style:parent-style-name="Standard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Liberation Serif" fo:font-size="14pt" fo:letter-spacing="normal" fo:font-style="normal" fo:font-weight="normal" officeooo:rsid="000bda16" officeooo:paragraph-rsid="000ce0bf" style:font-name-asian="Times New Roman" style:font-size-asian="14pt" style:font-style-asian="normal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46" style:family="paragraph" style:parent-style-name="Standard" style:master-page-name="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0b8458" fo:hyphenate="false" fo:hyphenation-remain-char-count="2" fo:hyphenation-push-char-count="2"/>
    </style:style>
    <style:style style:name="P47" style:family="paragraph" style:parent-style-name="Standard" style:master-page-name="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style:page-number="auto" fo:background-color="transparent">
        <style:tab-stops>
          <style:tab-stop style:position="0cm"/>
        </style:tab-stops>
      </style:paragraph-properties>
      <style:text-properties officeooo:rsid="000b8458" officeooo:paragraph-rsid="000ce0bf" fo:hyphenate="false" fo:hyphenation-remain-char-count="2" fo:hyphenation-push-char-count="2"/>
    </style:style>
    <style:style style:name="P48" style:family="paragraph" style:parent-style-name="Standard" style:master-page-name="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style:page-number="auto" fo:background-color="transparent">
        <style:tab-stops>
          <style:tab-stop style:position="0cm"/>
        </style:tab-stops>
      </style:paragraph-properties>
      <style:text-properties officeooo:rsid="000b8458" officeooo:paragraph-rsid="000bda16" fo:hyphenate="false" fo:hyphenation-remain-char-count="2" fo:hyphenation-push-char-count="2"/>
    </style:style>
    <style:style style:name="P49" style:family="paragraph" style:parent-style-name="Normal" style:master-page-name="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0b8458" fo:hyphenate="false" fo:hyphenation-remain-char-count="2" fo:hyphenation-push-char-count="2"/>
    </style:style>
    <style:style style:name="P50" style:family="paragraph" style:parent-style-name="Normal" style:master-page-name="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style:page-number="auto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Times New Roman1" fo:font-size="14pt" fo:letter-spacing="normal" fo:font-style="normal" fo:font-weight="bold" officeooo:rsid="000ae690" officeooo:paragraph-rsid="001e994b" style:font-name-asian="Times New Roman" style:font-size-asian="14pt" style:font-style-asian="normal" style:font-weight-asian="bold" style:font-name-complex="Times New Roman" style:font-size-complex="14pt" style:font-weight-complex="bold" fo:hyphenate="false" fo:hyphenation-remain-char-count="2" fo:hyphenation-push-char-count="2"/>
    </style:style>
    <style:style style:name="P51" style:family="paragraph" style:parent-style-name="Normal" style:master-page-name="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style:page-number="auto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Times New Roman1" fo:font-size="14pt" fo:letter-spacing="normal" fo:font-style="normal" fo:font-weight="bold" officeooo:rsid="000ae690" officeooo:paragraph-rsid="0018de6d" style:font-name-asian="Times New Roman" style:font-size-asian="14pt" style:font-style-asian="normal" style:font-weight-asian="bold" style:font-name-complex="Times New Roman" style:font-size-complex="14pt" style:font-weight-complex="bold" fo:hyphenate="false" fo:hyphenation-remain-char-count="2" fo:hyphenation-push-char-count="2"/>
    </style:style>
    <style:style style:name="P52" style:family="paragraph" style:parent-style-name="Normal" style:master-page-name="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style:page-number="auto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Times New Roman1" fo:font-size="14pt" fo:letter-spacing="normal" fo:font-style="normal" fo:font-weight="bold" officeooo:rsid="000ae690" officeooo:paragraph-rsid="0021c37e" style:font-name-asian="Times New Roman" style:font-size-asian="14pt" style:font-style-asian="normal" style:font-weight-asian="bold" style:font-name-complex="Times New Roman" style:font-size-complex="14pt" style:font-style-complex="normal" style:font-weight-complex="bold" fo:hyphenate="false" fo:hyphenation-remain-char-count="2" fo:hyphenation-push-char-count="2"/>
    </style:style>
    <style:style style:name="P53" style:family="paragraph" style:parent-style-name="Normal" style:master-page-name="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style:page-number="auto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officeooo:rsid="00253d76" officeooo:paragraph-rsid="00253d76" style:font-name-asian="Times New Roman" style:font-size-asian="12.25pt" style:font-style-asian="normal" style:font-weight-asian="normal" style:font-name-complex="Times New Roman" style:font-size-complex="14pt" style:font-style-complex="normal" style:font-weight-complex="normal" fo:hyphenate="false" fo:hyphenation-remain-char-count="2" fo:hyphenation-push-char-count="2"/>
    </style:style>
    <style:style style:name="P5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5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style:use-window-font-color="true" style:font-name="Times New Roman" fo:font-size="14pt" fo:background-color="transparent" style:font-size-asian="14pt" style:font-size-complex="14pt"/>
    </style:style>
    <style:style style:name="P56" style:family="paragraph" style:parent-style-name="Standard">
      <style:text-properties officeooo:paragraph-rsid="000b8458"/>
    </style:style>
    <style:style style:name="P57" style:family="paragraph" style:parent-style-name="Standard">
      <style:text-properties fo:font-size="14pt" style:font-size-asian="14pt" style:font-size-complex="14pt"/>
    </style:style>
    <style:style style:name="P58" style:family="paragraph" style:parent-style-name="Standard">
      <style:text-properties fo:color="#200080" style:font-name="Liberation Serif" fo:font-size="14pt" fo:font-style="normal" fo:font-weight="bold" officeooo:rsid="000b8458" officeooo:paragraph-rsid="000b8458" style:font-name-asian="Times New Roman" style:font-size-asian="14pt" style:font-style-asian="normal" style:font-weight-asian="bold" style:font-name-complex="Times New Roman" style:font-weight-complex="normal"/>
    </style:style>
    <style:style style:name="P59" style:family="paragraph" style:parent-style-name="Standard">
      <style:text-properties fo:color="#406080" style:font-name="Times New Roman1" fo:font-size="14pt" fo:font-weight="normal" officeooo:rsid="000b8458" officeooo:paragraph-rsid="000b8458" style:font-name-asian="Times New Roman" style:font-size-asian="14pt" style:font-weight-asian="normal" style:font-name-complex="Times New Roman" style:font-weight-complex="normal"/>
    </style:style>
    <style:style style:name="P60" style:family="paragraph" style:parent-style-name="Standard" style:master-page-name="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variant="normal" fo:text-transform="none" fo:font-size="14pt" fo:letter-spacing="normal" fo:font-style="normal" fo:font-weight="normal" officeooo:paragraph-rsid="000b8458" style:font-size-asian="14pt" style:font-size-complex="14pt" fo:hyphenate="false" fo:hyphenation-remain-char-count="2" fo:hyphenation-push-char-count="2"/>
    </style:style>
    <style:style style:name="P61" style:family="paragraph" style:parent-style-name="Standard" style:master-page-name="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variant="normal" fo:text-transform="none" fo:font-size="14pt" fo:letter-spacing="normal" fo:font-style="normal" fo:font-weight="normal" officeooo:paragraph-rsid="000ae690" style:font-size-asian="14pt" style:font-size-complex="14pt" fo:hyphenate="false" fo:hyphenation-remain-char-count="2" fo:hyphenation-push-char-count="2"/>
    </style:style>
    <style:style style:name="P62" style:family="paragraph" style:parent-style-name="Preformatted_20_Text" style:master-page-name="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variant="normal" fo:text-transform="none" fo:font-size="12pt" fo:letter-spacing="normal" fo:font-style="normal" fo:font-weight="normal" officeooo:rsid="000b8458" officeooo:paragraph-rsid="000b8458" style:font-size-asian="12pt" style:font-size-complex="12pt" fo:hyphenate="false" fo:hyphenation-remain-char-count="2" fo:hyphenation-push-char-count="2"/>
    </style:style>
    <style:style style:name="P63" style:family="paragraph" style:parent-style-name="Preformatted_20_Text" style:master-page-name="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variant="normal" fo:text-transform="none" fo:font-size="12pt" fo:letter-spacing="normal" fo:font-style="normal" fo:font-weight="normal" officeooo:rsid="000b8458" officeooo:paragraph-rsid="000bda16" style:font-size-asian="12pt" style:font-size-complex="12pt" fo:hyphenate="false" fo:hyphenation-remain-char-count="2" fo:hyphenation-push-char-count="2"/>
    </style:style>
    <style:style style:name="P64" style:family="paragraph" style:parent-style-name="Preformatted_20_Text" style:master-page-name="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variant="normal" fo:text-transform="none" style:font-name="Liberation Mono" fo:font-size="12pt" fo:letter-spacing="normal" fo:font-style="normal" fo:font-weight="normal" officeooo:rsid="000ae690" officeooo:paragraph-rsid="000f6fb9" style:font-size-asian="12pt" style:font-weight-asian="bold" style:font-size-complex="12pt" style:font-weight-complex="bold" fo:hyphenate="false" fo:hyphenation-remain-char-count="2" fo:hyphenation-push-char-count="2"/>
    </style:style>
    <style:style style:name="P65" style:family="paragraph" style:parent-style-name="Preformatted_20_Text" style:master-page-name="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variant="normal" fo:text-transform="none" style:font-name="Liberation Mono" fo:font-size="12pt" fo:letter-spacing="normal" fo:font-style="normal" fo:font-weight="normal" officeooo:rsid="000ae690" officeooo:paragraph-rsid="0010fa01" style:font-size-asian="12pt" style:font-weight-asian="bold" style:font-size-complex="12pt" style:font-weight-complex="bold" fo:hyphenate="false" fo:hyphenation-remain-char-count="2" fo:hyphenation-push-char-count="2"/>
    </style:style>
    <style:style style:name="P66" style:family="paragraph" style:parent-style-name="Preformatted_20_Text" style:master-page-name="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Liberation Mono" fo:font-size="12pt" fo:letter-spacing="normal" fo:font-style="normal" fo:font-weight="normal" officeooo:rsid="000f6fb9" officeooo:paragraph-rsid="0010fa01" style:font-name-asian="Times New Roman" style:font-size-asian="12pt" style:font-style-asian="normal" style:font-weight-asian="bold" style:font-name-complex="Times New Roman" style:font-size-complex="12pt" style:font-weight-complex="bold" fo:hyphenate="false" fo:hyphenation-remain-char-count="2" fo:hyphenation-push-char-count="2"/>
    </style:style>
    <style:style style:name="P67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Times New Roman1" fo:font-size="14pt" fo:letter-spacing="normal" fo:font-style="normal" fo:font-weight="bold" officeooo:rsid="000ae690" officeooo:paragraph-rsid="0018de6d" style:font-name-asian="Times New Roman" style:font-size-asian="14pt" style:font-style-asian="normal" style:font-weight-asian="bold" style:font-name-complex="Times New Roman" style:font-size-complex="14pt" style:font-weight-complex="bold" fo:hyphenate="false" fo:hyphenation-remain-char-count="2" fo:hyphenation-push-char-count="2"/>
    </style:style>
    <style:style style:name="P68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Liberation Mono" fo:font-size="12pt" fo:letter-spacing="normal" fo:font-style="normal" fo:font-weight="normal" officeooo:rsid="0021c37e" officeooo:paragraph-rsid="0021c37e" style:font-name-asian="Times New Roman" style:font-size-asian="12pt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69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0cm" style:auto-text-indent="false" fo:background-color="transparent">
        <style:tab-stops>
          <style:tab-stop style:position="7.103cm"/>
        </style:tab-stops>
      </style:paragraph-properties>
      <style:text-properties fo:font-variant="normal" fo:text-transform="none" fo:color="#000000" style:font-name="Liberation Mono" fo:font-size="12pt" fo:letter-spacing="normal" fo:font-style="normal" fo:font-weight="normal" officeooo:rsid="0021c37e" officeooo:paragraph-rsid="0021c37e" style:font-name-asian="Times New Roman" style:font-size-asian="12pt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70" style:family="paragraph" style:parent-style-name="Preformatted_20_Text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fo:font-variant="normal" fo:text-transform="none" fo:color="#406080" style:font-name="Liberation Mono" fo:font-size="12pt" fo:letter-spacing="normal" fo:font-style="normal" fo:font-weight="normal" officeooo:paragraph-rsid="0018de6d" style:font-size-asian="12pt" style:font-size-complex="12pt" fo:hyphenate="false" fo:hyphenation-remain-char-count="2" fo:hyphenation-push-char-count="2"/>
    </style:style>
    <style:style style:name="P71" style:family="paragraph" style:parent-style-name="Standard">
      <style:paragraph-properties fo:margin-top="0cm" fo:margin-bottom="0.499cm" loext:contextual-spacing="false"/>
      <style:text-properties fo:font-size="14pt" style:font-size-asian="14pt" style:font-size-complex="14pt"/>
    </style:style>
    <style:style style:name="P7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406080" fo:font-size="12pt" fo:letter-spacing="normal" fo:font-style="normal" fo:font-weight="normal" style:font-size-asian="12pt" style:font-size-complex="12pt"/>
    </style:style>
    <style:style style:name="P7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406080" style:font-name="Liberation Mono" fo:font-size="12pt" fo:letter-spacing="normal" fo:font-style="normal" fo:font-weight="normal" style:font-size-asian="12pt" style:font-size-complex="12pt"/>
    </style:style>
    <style:style style:name="P7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P75" style:family="paragraph" style:parent-style-name="Preformatted_20_Text">
      <style:paragraph-properties fo:orphans="2" fo:widows="2"/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P76" style:family="paragraph" style:parent-style-name="Preformatted_20_Text">
      <style:paragraph-properties fo:orphans="2" fo:widows="2"/>
      <style:text-properties fo:font-variant="normal" fo:text-transform="none" fo:font-size="12pt" fo:letter-spacing="normal" style:font-size-asian="12pt" style:font-size-complex="12pt"/>
    </style:style>
    <style:style style:name="P77" style:family="paragraph" style:parent-style-name="Preformatted_20_Text">
      <style:paragraph-properties fo:orphans="2" fo:widows="2"/>
      <style:text-properties fo:font-variant="normal" fo:text-transform="none" fo:letter-spacing="normal" officeooo:paragraph-rsid="0020cfa8"/>
    </style:style>
    <style:style style:name="P78" style:family="paragraph" style:parent-style-name="Preformatted_20_Text">
      <style:paragraph-properties fo:orphans="2" fo:widows="2"/>
      <style:text-properties fo:font-variant="normal" fo:text-transform="none" style:font-name="Liberation Mono" fo:font-size="12pt" fo:letter-spacing="normal" fo:font-style="normal" fo:font-weight="normal" style:font-size-asian="12pt" style:font-size-complex="12pt"/>
    </style:style>
    <style:style style:name="P79" style:family="paragraph" style:parent-style-name="Preformatted_20_Text">
      <style:paragraph-properties fo:orphans="2" fo:widows="2"/>
      <style:text-properties fo:font-variant="normal" fo:text-transform="none" style:font-name="Liberation Mono" fo:font-size="12pt" fo:letter-spacing="normal" style:font-size-asian="12pt" style:font-size-complex="12pt"/>
    </style:style>
    <style:style style:name="P80" style:family="paragraph" style:parent-style-name="Preformatted_20_Text">
      <style:paragraph-properties fo:orphans="2" fo:widows="2"/>
      <style:text-properties fo:font-variant="normal" fo:text-transform="none" style:font-name="Liberation Mono" fo:font-size="12pt" fo:letter-spacing="normal" officeooo:paragraph-rsid="001e994b" style:font-size-asian="12pt" style:font-size-complex="12pt"/>
    </style:style>
    <style:style style:name="P81" style:family="paragraph" style:parent-style-name="Preformatted_20_Text">
      <style:paragraph-properties fo:orphans="2" fo:widows="2"/>
      <style:text-properties fo:font-size="12pt" style:font-size-asian="12pt" style:font-size-complex="12pt"/>
    </style:style>
    <style:style style:name="P82" style:family="paragraph" style:parent-style-name="Preformatted_20_Text">
      <style:paragraph-properties fo:orphans="2" fo:widows="2"/>
      <style:text-properties style:font-name="Liberation Mono"/>
    </style:style>
    <style:style style:name="P83" style:family="paragraph" style:parent-style-name="Preformatted_20_Text">
      <style:paragraph-properties fo:orphans="2" fo:widows="2"/>
      <style:text-properties style:font-name="Liberation Mono" fo:font-size="12pt" style:font-size-asian="12pt" style:font-size-complex="12pt"/>
    </style:style>
    <style:style style:name="P84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1cm" style:auto-text-indent="false" style:page-number="auto" fo:background-color="transparent" fo:padding="0cm" fo:border="none"/>
      <style:text-properties officeooo:paragraph-rsid="000ae690"/>
    </style:style>
    <style:style style:name="P8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1cm" style:auto-text-indent="false" fo:background-color="transparent" fo:padding="0cm" fo:border="none"/>
      <style:text-properties officeooo:paragraph-rsid="000ae690"/>
    </style:style>
    <style:style style:name="P86" style:family="paragraph" style:parent-style-name="Normal" style:master-page-name="">
      <loext:graphic-properties draw:fill="none"/>
      <style:paragraph-properties fo:margin-left="0cm" fo:margin-right="0cm" fo:margin-top="0cm" fo:margin-bottom="0.055cm" loext:contextual-spacing="false" fo:line-height="107%" fo:text-align="start" style:justify-single-word="false" fo:hyphenation-ladder-count="no-limit" fo:text-indent="1cm" style:auto-text-indent="false" style:page-number="auto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Times New Roman1" fo:font-size="14pt" fo:letter-spacing="normal" fo:font-style="normal" fo:font-weight="normal" officeooo:rsid="001577b0" officeooo:paragraph-rsid="001577b0" style:font-name-asian="Times New Roman" style:font-size-asian="14pt" style:font-style-asian="normal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87" style:family="paragraph" style:parent-style-name="Normal" style:master-page-name="">
      <loext:graphic-properties draw:fill="none"/>
      <style:paragraph-properties fo:margin-left="0cm" fo:margin-right="0cm" fo:margin-top="0cm" fo:margin-bottom="0.055cm" loext:contextual-spacing="false" fo:line-height="107%" fo:text-align="start" style:justify-single-word="false" fo:hyphenation-ladder-count="no-limit" fo:text-indent="1cm" style:auto-text-indent="false" style:page-number="auto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Times New Roman1" fo:font-size="14pt" fo:letter-spacing="normal" fo:font-style="normal" fo:font-weight="normal" officeooo:rsid="001577b0" officeooo:paragraph-rsid="001d221c" style:font-name-asian="Times New Roman" style:font-size-asian="14pt" style:font-style-asian="normal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88" style:family="paragraph" style:parent-style-name="Preformatted_20_Text" style:master-page-name="">
      <loext:graphic-properties draw:fill="none"/>
      <style:paragraph-properties fo:margin-left="0cm" fo:margin-right="0cm" fo:margin-top="0cm" fo:margin-bottom="0.055cm" loext:contextual-spacing="false" fo:line-height="107%" fo:text-align="start" style:justify-single-word="false" fo:hyphenation-ladder-count="no-limit" fo:text-indent="1cm" style:auto-text-indent="false" style:page-number="auto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Times New Roman1" fo:font-size="14pt" fo:letter-spacing="normal" fo:font-style="normal" fo:font-weight="normal" officeooo:rsid="00200b16" officeooo:paragraph-rsid="0021aae6" style:font-name-asian="Times New Roman" style:font-size-asian="12.25pt" style:font-style-asian="normal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89" style:family="paragraph" style:parent-style-name="Preformatted_20_Text">
      <loext:graphic-properties draw:fill="none"/>
      <style:paragraph-properties fo:margin-left="0cm" fo:margin-right="0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Times New Roman1" fo:font-size="14pt" fo:letter-spacing="normal" fo:font-style="normal" fo:font-weight="normal" officeooo:rsid="0021aae6" officeooo:paragraph-rsid="0021aae6" style:font-name-asian="Times New Roman" style:font-size-asian="12.25pt" style:font-style-asian="normal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90" style:family="paragraph" style:parent-style-name="Standard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color="#000000" style:font-name="Liberation Serif" fo:font-size="14pt" fo:font-style="normal" fo:font-weight="bold" officeooo:rsid="000b8458" officeooo:paragraph-rsid="000b8458" style:font-name-asian="Times New Roman" style:font-size-asian="14pt" style:font-style-asian="normal" style:font-weight-asian="bold" style:font-name-complex="Times New Roman" style:font-weight-complex="normal" fo:hyphenate="false" fo:hyphenation-remain-char-count="2" fo:hyphenation-push-char-count="2"/>
    </style:style>
    <style:style style:name="P91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Times New Roman1" fo:font-size="14pt" fo:letter-spacing="normal" fo:font-style="normal" fo:font-weight="normal" officeooo:rsid="000bda16" officeooo:paragraph-rsid="0018de6d" style:font-name-asian="Times New Roman" style:font-size-asian="14pt" style:font-style-asian="normal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92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officeooo:rsid="000bda16" officeooo:paragraph-rsid="0018de6d" style:font-name-asian="Times New Roman" style:font-size-asian="12.25pt" style:font-style-asian="normal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93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officeooo:rsid="00264b66" officeooo:paragraph-rsid="002cd382" style:font-name-asian="Times New Roman" style:font-size-asian="12.25pt" style:font-style-asian="normal" style:font-weight-asian="normal" style:font-name-complex="Times New Roman" style:font-size-complex="14pt" style:font-style-complex="normal" style:font-weight-complex="normal" fo:hyphenate="false" fo:hyphenation-remain-char-count="2" fo:hyphenation-push-char-count="2"/>
    </style:style>
    <style:style style:name="P94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bold" officeooo:rsid="0018de6d" officeooo:paragraph-rsid="0018de6d" style:font-name-asian="Times New Roman" style:font-size-asian="12.25pt" style:font-style-asian="normal" style:font-weight-asian="bold" style:font-name-complex="Times New Roman" style:font-size-complex="14pt" style:font-weight-complex="bold" fo:hyphenate="false" fo:hyphenation-remain-char-count="2" fo:hyphenation-push-char-count="2"/>
    </style:style>
    <style:style style:name="P95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bold" officeooo:rsid="0018de6d" officeooo:paragraph-rsid="001e994b" style:font-name-asian="Times New Roman" style:font-size-asian="12.25pt" style:font-style-asian="normal" style:font-weight-asian="bold" style:font-name-complex="Times New Roman" style:font-size-complex="14pt" style:font-weight-complex="bold" fo:hyphenate="false" fo:hyphenation-remain-char-count="2" fo:hyphenation-push-char-count="2"/>
    </style:style>
    <style:style style:name="P96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bold" officeooo:rsid="0018de6d" officeooo:paragraph-rsid="0021c37e" style:font-name-asian="Times New Roman" style:font-size-asian="12.25pt" style:font-style-asian="normal" style:font-weight-asian="bold" style:font-name-complex="Times New Roman" style:font-size-complex="14pt" style:font-style-complex="normal" style:font-weight-complex="bold" fo:hyphenate="false" fo:hyphenation-remain-char-count="2" fo:hyphenation-push-char-count="2"/>
    </style:style>
    <style:style style:name="P97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font-weight="bold" officeooo:rsid="0006fc3f" officeooo:paragraph-rsid="0006fc3f" style:font-weight-asian="bold" style:font-weight-complex="bold" fo:hyphenate="false" fo:hyphenation-remain-char-count="2" fo:hyphenation-push-char-count="2"/>
    </style:style>
    <style:style style:name="P98" style:family="paragraph" style:parent-style-name="Normal" style:master-page-name="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1cm" style:auto-text-indent="false" style:page-number="auto" fo:background-color="transparent">
        <style:tab-stops>
          <style:tab-stop style:position="0cm"/>
        </style:tab-stops>
      </style:paragraph-properties>
      <style:text-properties fo:font-weight="bold" officeooo:rsid="0006fc3f" officeooo:paragraph-rsid="0006fc3f" style:font-weight-asian="bold" style:font-weight-complex="bold" fo:hyphenate="false" fo:hyphenation-remain-char-count="2" fo:hyphenation-push-char-count="2"/>
    </style:style>
    <style:style style:name="P99" style:family="paragraph" style:parent-style-name="Normal">
      <loext:graphic-properties draw:fill="none"/>
      <style:paragraph-properties fo:margin-left="0cm" fo:margin-right="0cm" fo:margin-top="0cm" fo:margin-bottom="0.055cm" loext:contextual-spacing="false" fo:line-height="107%" fo:text-align="start" style:justify-single-word="false" fo:hyphenation-ladder-count="no-limit" fo:text-indent="1cm" style:auto-text-indent="false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officeooo:rsid="0018de6d" officeooo:paragraph-rsid="001d221c" style:font-name-asian="Times New Roman" style:font-size-asian="12.25pt" style:font-style-asian="normal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100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Liberation Mono" fo:font-size="12pt" fo:letter-spacing="normal" fo:font-style="normal" fo:font-weight="normal" officeooo:rsid="0018de6d" officeooo:paragraph-rsid="0021c37e" style:font-name-asian="Times New Roman" style:font-size-asian="12pt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101" style:family="paragraph" style:parent-style-name="Normal">
      <loext:graphic-properties draw:fill="none"/>
      <style:paragraph-properties fo:margin-left="0cm" fo:margin-right="0.3cm" fo:margin-top="0cm" fo:margin-bottom="0.055cm" loext:contextual-spacing="false" fo:line-height="107%" fo:text-align="start" style:justify-single-word="false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fo:font-variant="normal" fo:text-transform="none" fo:color="#330099" style:font-name="Liberation Mono" fo:font-size="12pt" fo:letter-spacing="normal" fo:font-style="normal" fo:font-weight="bold" officeooo:rsid="0018de6d" officeooo:paragraph-rsid="0021c37e" style:font-name-asian="Times New Roman" style:font-size-asian="12pt" style:font-style-asian="normal" style:font-weight-asian="bold" style:font-name-complex="Times New Roman" style:font-size-complex="12pt" style:font-style-complex="normal" style:font-weight-complex="bold" fo:hyphenate="false" fo:hyphenation-remain-char-count="2" fo:hyphenation-push-char-count="2"/>
    </style:style>
    <style:style style:name="P102" style:family="paragraph" style:parent-style-name="Heading_20_2">
      <style:text-properties officeooo:paragraph-rsid="0006fc3f"/>
    </style:style>
    <style:style style:name="P103" style:family="paragraph" style:parent-style-name="Heading_20_2" style:master-page-name="MPF0">
      <style:paragraph-properties fo:margin-left="5.17cm" fo:margin-right="5.193cm" fo:margin-top="0cm" fo:margin-bottom="0.483cm" loext:contextual-spacing="false" fo:text-indent="0cm" style:auto-text-indent="false" style:page-number="auto" fo:break-before="page">
        <style:tab-stops/>
      </style:paragraph-properties>
      <style:text-properties officeooo:paragraph-rsid="0006fc3f"/>
    </style:style>
    <style:style style:name="P104" style:family="paragraph" style:parent-style-name="Heading_20_2">
      <style:paragraph-properties fo:margin-left="0cm" fo:margin-right="0.041cm" fo:margin-top="0cm" fo:margin-bottom="1.099cm" loext:contextual-spacing="false" fo:text-indent="0cm" style:auto-text-indent="false"/>
      <style:text-properties officeooo:paragraph-rsid="0006fc3f"/>
    </style:style>
    <style:style style:name="P105" style:family="paragraph" style:parent-style-name="Preformatted_20_Text">
      <style:paragraph-properties fo:orphans="2" fo:widows="2"/>
      <style:text-properties fo:font-variant="normal" fo:text-transform="none" fo:color="#406080" fo:font-size="12pt" fo:letter-spacing="normal" fo:font-style="normal" fo:font-weight="normal" style:font-size-asian="12pt" style:font-size-complex="12pt"/>
    </style:style>
    <style:style style:name="P106" style:family="paragraph" style:parent-style-name="Preformatted_20_Text">
      <style:paragraph-properties fo:orphans="2" fo:widows="2"/>
      <style:text-properties fo:font-variant="normal" fo:text-transform="none" fo:color="#406080" style:font-name="Liberation Mono" fo:font-size="12pt" fo:letter-spacing="normal" fo:font-style="normal" fo:font-weight="normal" style:font-size-asian="12pt" style:font-size-complex="12pt"/>
    </style:style>
    <style:style style:name="P107" style:family="paragraph" style:parent-style-name="Preformatted_20_Text">
      <loext:graphic-properties draw:fill="none"/>
      <style:paragraph-properties fo:margin-left="0cm" fo:margin-right="0cm" fo:margin-top="0cm" fo:margin-bottom="0.055cm" loext:contextual-spacing="false" fo:line-height="107%" fo:text-align="start" style:justify-single-word="false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font-style="italic" fo:font-weight="normal" officeooo:rsid="0021c37e" officeooo:paragraph-rsid="0021aae6" style:font-name-asian="Times New Roman" style:font-size-asian="14pt" style:font-style-asian="italic" style:font-weight-asian="normal" style:font-name-complex="Times New Roman" style:font-size-complex="14pt" style:font-style-complex="italic" style:font-weight-complex="normal" fo:hyphenate="false" fo:hyphenation-remain-char-count="2" fo:hyphenation-push-char-count="2"/>
    </style:style>
    <style:style style:name="P108" style:family="paragraph">
      <loext:graphic-properties draw:fill-color="#000000"/>
      <style:paragraph-properties fo:text-align="center"/>
    </style:style>
    <style:style style:name="P109" style:family="paragraph">
      <style:paragraph-properties fo:text-align="center"/>
    </style:style>
    <style:style style:name="P110" style:family="paragraph">
      <style:paragraph-properties fo:text-align="center"/>
      <style:text-properties fo:font-size="12pt"/>
    </style:style>
    <style:style style:name="T1" style:family="text">
      <style:text-properties style:font-name="Calibri" fo:font-size="12pt" style:font-name-asian="Calibri" style:font-size-asian="12pt" style:font-name-complex="Calibri"/>
    </style:style>
    <style:style style:name="T2" style:family="text">
      <style:text-properties officeooo:rsid="0019d3d0"/>
    </style:style>
    <style:style style:name="T3" style:family="text">
      <style:text-properties fo:font-size="14pt" style:font-size-asian="14pt"/>
    </style:style>
    <style:style style:name="T4" style:family="text">
      <style:text-properties fo:font-size="14pt" officeooo:rsid="0006fc3f" style:font-size-asian="14pt"/>
    </style:style>
    <style:style style:name="T5" style:family="text">
      <style:text-properties fo:font-size="14pt" officeooo:rsid="0008c3ea" style:font-size-asian="14pt" style:font-weight-asian="normal" style:font-size-complex="14pt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21aae6" style:font-size-asian="14pt" style:font-weight-asian="bold" style:font-weight-complex="bold"/>
    </style:style>
    <style:style style:name="T8" style:family="text">
      <style:text-properties fo:font-weight="bold" officeooo:rsid="0026f669" style:font-size-asian="14pt" style:font-weight-asian="bold" style:font-weight-complex="bold"/>
    </style:style>
    <style:style style:name="T9" style:family="text">
      <style:text-properties fo:color="#ff0000" fo:font-weight="bold" style:font-weight-asian="bold"/>
    </style:style>
    <style:style style:name="T10" style:family="text">
      <style:text-properties officeooo:rsid="00209efc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style:font-size-asian="14pt" style:font-size-complex="14pt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fo:font-weight="normal" officeooo:rsid="000bda16" style:font-name-asian="Times New Roman" style:font-size-asian="14pt" style:font-style-asian="normal" style:font-weight-asian="normal" style:font-name-complex="Times New Roman" style:font-weight-complex="normal"/>
    </style:style>
    <style:style style:name="T14" style:family="text">
      <style:text-properties fo:font-variant="normal" fo:text-transform="none" fo:color="#000000" style:font-name="Times New Roman" fo:font-size="14pt" fo:letter-spacing="normal" fo:font-style="normal" fo:font-weight="normal" style:font-name-asian="Times New Roman" style:font-size-asian="14pt" style:font-style-asian="normal" style:font-weight-asian="normal" style:font-name-complex="Times New Roman" style:font-size-complex="14pt" style:font-weight-complex="normal"/>
    </style:style>
    <style:style style:name="T15" style:family="text">
      <style:text-properties fo:font-variant="normal" fo:text-transform="none" fo:color="#000000" style:font-name="Times New Roman" fo:font-size="14pt" fo:letter-spacing="normal" fo:font-style="normal" fo:font-weight="normal" officeooo:rsid="000bda16" style:font-name-asian="Times New Roman" style:font-size-asian="14pt" style:font-style-asian="normal" style:font-weight-asian="normal" style:font-name-complex="Times New Roman" style:font-size-complex="14pt" style:font-weight-complex="normal"/>
    </style:style>
    <style:style style:name="T16" style:family="text">
      <style:text-properties fo:font-variant="normal" fo:text-transform="none" fo:color="#000000" style:font-name="Times New Roman" fo:font-size="14pt" fo:letter-spacing="normal" fo:font-style="normal" fo:font-weight="normal" officeooo:rsid="000bda16" style:font-name-asian="Times New Roman" style:font-size-asian="12.25pt" style:font-style-asian="normal" style:font-weight-asian="normal" style:font-name-complex="Times New Roman" style:font-size-complex="14pt" style:font-weight-complex="normal"/>
    </style:style>
    <style:style style:name="T17" style:family="text">
      <style:text-properties fo:font-variant="normal" fo:text-transform="none" fo:color="#000000" style:font-name="Times New Roman" fo:font-size="14pt" fo:letter-spacing="normal" fo:font-style="normal" officeooo:rsid="0010fa01" style:font-name-asian="Times New Roman" style:font-size-asian="12.25pt" style:font-style-asian="normal" style:font-name-complex="Times New Roman" style:font-size-complex="14pt"/>
    </style:style>
    <style:style style:name="T18" style:family="text">
      <style:text-properties fo:font-variant="normal" fo:text-transform="none" fo:color="#000000" style:font-name="Times New Roman" fo:font-size="14pt" fo:letter-spacing="normal" fo:font-style="normal" officeooo:rsid="0010fa01" style:font-name-asian="Times New Roman" style:font-size-asian="14pt" style:font-style-asian="normal" style:font-name-complex="Times New Roman" style:font-size-complex="14pt"/>
    </style:style>
    <style:style style:name="T19" style:family="text">
      <style:text-properties fo:font-variant="normal" fo:text-transform="none" fo:color="#000000" style:font-name="Liberation Mono" fo:font-size="10pt" fo:letter-spacing="normal" fo:font-style="normal" fo:font-weight="normal" officeooo:rsid="000bda16" style:font-name-asian="Times New Roman" style:font-size-asian="10pt" style:font-style-asian="normal" style:font-weight-asian="normal" style:font-name-complex="Times New Roman" style:font-size-complex="10pt" style:font-weight-complex="normal"/>
    </style:style>
    <style:style style:name="T20" style:family="text">
      <style:text-properties fo:font-variant="normal" fo:text-transform="none" fo:color="#000000" style:font-name="Liberation Mono" fo:font-size="12pt" fo:letter-spacing="normal" fo:font-style="normal" officeooo:rsid="0010fa01" style:font-name-asian="Times New Roman" style:font-size-asian="12pt" style:font-style-asian="normal" style:font-name-complex="Times New Roman" style:font-size-complex="12pt"/>
    </style:style>
    <style:style style:name="T21" style:family="text">
      <style:text-properties fo:font-variant="normal" fo:text-transform="none" fo:color="#000000" style:font-name="Liberation Mono" fo:font-size="12pt" fo:letter-spacing="normal" fo:font-style="normal" fo:font-weight="normal" officeooo:rsid="000bda16" style:font-name-asian="Times New Roman" style:font-size-asian="12pt" style:font-style-asian="normal" style:font-weight-asian="normal" style:font-name-complex="Times New Roman" style:font-size-complex="12pt" style:font-weight-complex="normal"/>
    </style:style>
    <style:style style:name="T22" style:family="text">
      <style:text-properties fo:font-variant="normal" fo:text-transform="none" fo:color="#000000" style:font-name="Liberation Serif" fo:font-size="14pt" fo:letter-spacing="normal" fo:font-style="normal" fo:font-weight="normal" style:font-name-asian="Times New Roman" style:font-size-asian="14pt" style:font-style-asian="normal" style:font-weight-asian="normal" style:font-name-complex="Times New Roman" style:font-size-complex="14pt" style:font-weight-complex="normal"/>
    </style:style>
    <style:style style:name="T23" style:family="text">
      <style:text-properties fo:font-variant="normal" fo:text-transform="none" fo:color="#000000" style:font-name="Liberation Serif" fo:font-size="14pt" fo:letter-spacing="normal" fo:font-style="normal" fo:font-weight="normal" officeooo:rsid="000bda16" style:font-name-asian="Times New Roman" style:font-size-asian="14pt" style:font-style-asian="normal" style:font-weight-asian="normal" style:font-name-complex="Times New Roman" style:font-size-complex="14pt" style:font-weight-complex="normal"/>
    </style:style>
    <style:style style:name="T24" style:family="text">
      <style:text-properties fo:font-variant="normal" fo:text-transform="none" fo:color="#000000" style:font-name="Liberation Serif" fo:font-size="14pt" fo:letter-spacing="normal" fo:font-style="normal" fo:font-weight="normal" officeooo:rsid="000ce0bf" style:font-name-asian="Times New Roman" style:font-size-asian="14pt" style:font-style-asian="normal" style:font-weight-asian="normal" style:font-name-complex="Times New Roman" style:font-size-complex="14pt" style:font-weight-complex="normal"/>
    </style:style>
    <style:style style:name="T25" style:family="text">
      <style:text-properties fo:font-variant="normal" fo:text-transform="none" fo:color="#000000" style:font-name="Times New Roman1" fo:font-size="14pt" fo:letter-spacing="normal" fo:font-style="normal" fo:font-weight="normal" officeooo:rsid="000bda16" style:font-name-asian="Times New Roman" style:font-size-asian="14pt" style:font-style-asian="normal" style:font-weight-asian="normal" style:font-name-complex="Times New Roman" style:font-size-complex="14pt" style:font-weight-complex="normal"/>
    </style:style>
    <style:style style:name="T26" style:family="text">
      <style:text-properties fo:font-variant="normal" fo:text-transform="none" fo:color="#000000" style:font-name="Times New Roman1" fo:font-size="14pt" fo:letter-spacing="normal" fo:font-style="normal" style:font-name-asian="Times New Roman" style:font-size-asian="14pt" style:font-style-asian="normal" style:font-name-complex="Times New Roman" style:font-size-complex="14pt"/>
    </style:style>
    <style:style style:name="T27" style:family="text">
      <style:text-properties fo:font-variant="normal" fo:text-transform="none" fo:color="#000000" style:font-name="Times New Roman1" fo:font-size="14pt" fo:letter-spacing="normal" fo:font-style="normal" officeooo:rsid="000bda16" style:font-name-asian="Times New Roman" style:font-size-asian="14pt" style:font-style-asian="normal" style:font-name-complex="Times New Roman" style:font-size-complex="14pt"/>
    </style:style>
    <style:style style:name="T28" style:family="text">
      <style:text-properties fo:font-variant="normal" fo:text-transform="none" fo:color="#000000" style:font-name="Times New Roman1" fo:font-size="14pt" fo:letter-spacing="normal" fo:font-style="normal" officeooo:rsid="000f6fb9" style:font-name-asian="Times New Roman" style:font-size-asian="14pt" style:font-style-asian="normal" style:font-name-complex="Times New Roman" style:font-size-complex="14pt"/>
    </style:style>
    <style:style style:name="T29" style:family="text">
      <style:text-properties fo:font-variant="normal" fo:text-transform="none" fo:color="#000000" style:font-name="Times New Roman1" fo:font-size="14pt" fo:letter-spacing="normal" fo:font-style="normal" officeooo:rsid="0010fa01" style:font-name-asian="Times New Roman" style:font-size-asian="14pt" style:font-style-asian="normal" style:font-name-complex="Times New Roman" style:font-size-complex="14pt"/>
    </style:style>
    <style:style style:name="T30" style:family="text">
      <style:text-properties fo:font-variant="normal" fo:text-transform="none" style:use-window-font-color="true" style:font-name="Times New Roman" fo:font-size="14pt" fo:letter-spacing="normal" fo:font-style="normal" fo:font-weight="normal" fo:background-color="transparent" loext:char-shading-value="0" style:font-size-asian="14pt" style:font-size-complex="14pt"/>
    </style:style>
    <style:style style:name="T31" style:family="text">
      <style:text-properties fo:font-variant="normal" fo:text-transform="none" style:use-window-font-color="true" style:font-name="Times New Roman" fo:font-size="14pt" fo:letter-spacing="normal" fo:font-style="normal" fo:font-weight="bold" officeooo:rsid="000ae690" fo:background-color="transparent" loext:char-shading-value="0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style:use-window-font-color="true" style:font-name="Times New Roman" fo:font-size="14pt" fo:letter-spacing="normal" fo:font-style="italic" fo:font-weight="bold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fo:font-variant="normal" fo:text-transform="none" fo:color="#40015a" style:font-name="Times New Roman" fo:font-size="14pt" fo:letter-spacing="normal" fo:font-style="normal" fo:font-weight="normal" style:font-name-asian="Times New Roman" style:font-size-asian="14pt" style:font-style-asian="normal" style:font-weight-asian="normal" style:font-name-complex="Times New Roman" style:font-weight-complex="normal"/>
    </style:style>
    <style:style style:name="T34" style:family="text">
      <style:text-properties fo:font-variant="normal" fo:text-transform="none" fo:color="#308080" style:font-name="Liberation Mono" fo:font-size="10pt" fo:letter-spacing="normal" fo:font-style="normal" fo:font-weight="normal" officeooo:rsid="000bda16" style:font-name-asian="Times New Roman" style:font-size-asian="10pt" style:font-style-asian="normal" style:font-weight-asian="normal" style:font-name-complex="Times New Roman" style:font-size-complex="10pt" style:font-weight-complex="normal"/>
    </style:style>
    <style:style style:name="T35" style:family="text">
      <style:text-properties fo:font-variant="normal" fo:text-transform="none" fo:color="#308080" style:font-name="Liberation Mono" fo:font-size="12pt" fo:letter-spacing="normal" fo:font-style="normal" officeooo:rsid="0010fa01" style:font-name-asian="Times New Roman" style:font-size-asian="12pt" style:font-style-asian="normal" style:font-name-complex="Times New Roman" style:font-size-complex="12pt"/>
    </style:style>
    <style:style style:name="T36" style:family="text">
      <style:text-properties fo:font-variant="normal" fo:text-transform="none" fo:color="#308080" fo:letter-spacing="normal" fo:font-style="normal" fo:font-weight="normal"/>
    </style:style>
    <style:style style:name="T37" style:family="text">
      <style:text-properties fo:font-variant="normal" fo:text-transform="none" fo:color="#200080" style:font-name="Liberation Serif" fo:font-size="14pt" fo:letter-spacing="normal" fo:font-style="normal" fo:font-weight="bold" style:font-name-asian="Times New Roman" style:font-size-asian="14pt" style:font-style-asian="normal" style:font-weight-asian="bold" style:font-name-complex="Times New Roman" style:font-size-complex="14pt" style:font-weight-complex="normal"/>
    </style:style>
    <style:style style:name="T38" style:family="text">
      <style:text-properties fo:font-variant="normal" fo:text-transform="none" fo:color="#200080" fo:letter-spacing="normal" fo:font-style="normal" fo:font-weight="bold"/>
    </style:style>
    <style:style style:name="T39" style:family="text">
      <style:text-properties fo:font-variant="normal" fo:text-transform="none" fo:color="#008c00" style:font-name="Liberation Mono" fo:font-size="12pt" fo:letter-spacing="normal" fo:font-style="normal" officeooo:rsid="0010fa01" style:font-name-asian="Times New Roman" style:font-size-asian="12pt" style:font-style-asian="normal" style:font-name-complex="Times New Roman" style:font-size-complex="12pt"/>
    </style:style>
    <style:style style:name="T40" style:family="text">
      <style:text-properties fo:font-variant="normal" fo:text-transform="none" fo:letter-spacing="normal" fo:font-style="normal" fo:font-weight="normal"/>
    </style:style>
    <style:style style:name="T41" style:family="text">
      <style:text-properties fo:font-variant="normal" fo:text-transform="none" fo:color="#406080" fo:letter-spacing="normal" fo:font-style="normal" fo:font-weight="normal"/>
    </style:style>
    <style:style style:name="T42" style:family="text">
      <style:text-properties officeooo:rsid="0006fc3f" style:font-weight-asian="normal" style:font-weight-complex="normal"/>
    </style:style>
    <style:style style:name="T43" style:family="text">
      <style:text-properties officeooo:rsid="0008c3ea" style:font-weight-asian="normal" style:font-weight-complex="normal"/>
    </style:style>
    <style:style style:name="T44" style:family="text">
      <style:text-properties style:use-window-font-color="true" style:font-name="Times New Roman1" fo:font-size="14pt" fo:font-weight="normal" officeooo:rsid="000b8458" style:font-name-asian="Times New Roman" style:font-size-asian="14pt" style:font-weight-asian="normal" style:font-name-complex="Times New Roman" style:font-weight-complex="normal"/>
    </style:style>
    <style:style style:name="T45" style:family="text">
      <style:text-properties style:font-name="Times New Roman1" fo:font-weight="normal" officeooo:rsid="000b8458" style:font-name-asian="Times New Roman" style:font-weight-asian="normal" style:font-name-complex="Times New Roman" style:font-weight-complex="normal"/>
    </style:style>
    <style:style style:name="T46" style:family="text">
      <style:text-properties style:font-name="Times New Roman1" fo:font-size="14pt" fo:font-weight="normal" officeooo:rsid="000b8458" style:font-name-asian="Times New Roman" style:font-size-asian="14pt" style:font-weight-asian="normal" style:font-name-complex="Times New Roman" style:font-weight-complex="normal"/>
    </style:style>
    <style:style style:name="T47" style:family="text">
      <style:text-properties fo:color="#004a43"/>
    </style:style>
    <style:style style:name="T48" style:family="text">
      <style:text-properties fo:color="#004a43" style:font-name="Times New Roman1" fo:font-size="14pt" fo:font-style="normal" fo:font-weight="normal" style:font-name-asian="Times New Roman" style:font-size-asian="14pt" style:font-style-asian="normal" style:font-weight-asian="normal" style:font-name-complex="Times New Roman"/>
    </style:style>
    <style:style style:name="T49" style:family="text">
      <style:text-properties fo:color="#004a43" style:font-name="Times New Roman1" fo:font-size="14pt" fo:font-style="normal" fo:font-weight="normal" officeooo:rsid="000b8458" style:font-name-asian="Times New Roman" style:font-size-asian="14pt" style:font-style-asian="normal" style:font-weight-asian="normal" style:font-name-complex="Times New Roman" style:font-weight-complex="normal"/>
    </style:style>
    <style:style style:name="T50" style:family="text">
      <style:text-properties fo:color="#004a43" style:font-name="Times New Roman" fo:font-size="14pt" fo:font-weight="bold" style:font-size-asian="14pt" style:font-weight-asian="bold"/>
    </style:style>
    <style:style style:name="T51" style:family="text">
      <style:text-properties fo:color="#004a43" style:font-name="Times New Roman" fo:font-size="14pt" fo:font-style="normal" fo:font-weight="bold" officeooo:rsid="000b8458" style:font-name-asian="Times New Roman" style:font-size-asian="14pt" style:font-style-asian="normal" style:font-weight-asian="bold" style:font-name-complex="Times New Roman" style:font-weight-complex="normal"/>
    </style:style>
    <style:style style:name="T52" style:family="text">
      <style:text-properties fo:color="#004a43" style:font-name="Times New Roman" style:font-style-asian="normal" style:font-weight-asian="normal"/>
    </style:style>
    <style:style style:name="T53" style:family="text">
      <style:text-properties fo:color="#004a43" style:font-name="Times New Roman" fo:font-weight="bold" style:font-weight-asian="bold"/>
    </style:style>
    <style:style style:name="T54" style:family="text">
      <style:text-properties fo:color="#004a43" fo:font-weight="bold"/>
    </style:style>
    <style:style style:name="T55" style:family="text">
      <style:text-properties fo:color="#004a43" officeooo:rsid="000f6fb9" style:font-name-asian="Times New Roman" style:font-style-asian="normal" style:font-name-complex="Times New Roman"/>
    </style:style>
    <style:style style:name="T56" style:family="text">
      <style:text-properties fo:color="#004a43" style:font-name="Liberation Mono" fo:font-weight="bold" style:font-name-asian="Times New Roman" style:font-style-asian="normal" style:font-weight-asian="bold" style:font-name-complex="Times New Roman" style:font-weight-complex="bold"/>
    </style:style>
    <style:style style:name="T57" style:family="text">
      <style:text-properties fo:color="#004a43" officeooo:rsid="0018de6d"/>
    </style:style>
    <style:style style:name="T58" style:family="text">
      <style:text-properties fo:color="#7779bb"/>
    </style:style>
    <style:style style:name="T59" style:family="text">
      <style:text-properties fo:color="#7779bb" style:font-name="Times New Roman1" fo:font-weight="bold" style:font-name-asian="Times New Roman" style:font-style-asian="normal" style:font-weight-asian="bold" style:font-name-complex="Times New Roman" style:font-weight-complex="bold"/>
    </style:style>
    <style:style style:name="T60" style:family="text">
      <style:text-properties fo:color="#7779bb" style:font-name="Times New Roman"/>
    </style:style>
    <style:style style:name="T61" style:family="text">
      <style:text-properties fo:color="#7779bb" style:font-name="Times New Roman" fo:font-size="14pt" style:font-size-asian="14pt"/>
    </style:style>
    <style:style style:name="T62" style:family="text">
      <style:text-properties fo:color="#7779bb" style:font-name="Times New Roman" fo:font-size="14pt" fo:font-weight="bold" style:font-size-asian="14pt" style:font-weight-asian="bold"/>
    </style:style>
    <style:style style:name="T63" style:family="text">
      <style:text-properties fo:color="#7779bb" style:font-name="Times New Roman" fo:font-weight="bold" style:font-weight-asian="bold"/>
    </style:style>
    <style:style style:name="T64" style:family="text">
      <style:text-properties fo:color="#7779bb" fo:font-weight="bold"/>
    </style:style>
    <style:style style:name="T65" style:family="text">
      <style:text-properties fo:color="#7779bb" style:font-name="Liberation Mono" fo:font-weight="bold" style:font-name-asian="Times New Roman" style:font-style-asian="normal" style:font-weight-asian="bold" style:font-name-complex="Times New Roman" style:font-weight-complex="bold"/>
    </style:style>
    <style:style style:name="T66" style:family="text">
      <style:text-properties fo:color="#200080" fo:font-weight="bold"/>
    </style:style>
    <style:style style:name="T67" style:family="text">
      <style:text-properties fo:color="#200080" fo:font-weight="bold" style:font-weight-asian="bold"/>
    </style:style>
    <style:style style:name="T68" style:family="text">
      <style:text-properties fo:color="#200080" style:font-name="Liberation Serif" fo:font-size="14pt" fo:font-style="normal" fo:font-weight="bold" style:font-name-asian="Times New Roman" style:font-size-asian="14pt" style:font-style-asian="normal" style:font-weight-asian="bold" style:font-name-complex="Times New Roman" style:font-weight-complex="normal"/>
    </style:style>
    <style:style style:name="T69" style:family="text">
      <style:text-properties fo:color="#200080" style:font-name="Liberation Serif" fo:font-size="14pt" fo:font-style="normal" fo:font-weight="bold" officeooo:rsid="000b8458" style:font-name-asian="Times New Roman" style:font-size-asian="14pt" style:font-style-asian="normal" style:font-weight-asian="bold" style:font-name-complex="Times New Roman" style:font-weight-complex="normal"/>
    </style:style>
    <style:style style:name="T70" style:family="text">
      <style:text-properties fo:color="#200080" style:font-name="Liberation Serif" fo:font-style="normal" fo:font-weight="bold" style:font-style-asian="normal" style:font-weight-asian="bold"/>
    </style:style>
    <style:style style:name="T71" style:family="text">
      <style:text-properties fo:color="#200080" style:font-name="Times New Roman1" fo:font-size="14pt" fo:font-weight="bold" officeooo:rsid="000b8458" style:font-name-asian="Times New Roman" style:font-size-asian="14pt" style:font-weight-asian="bold" style:font-name-complex="Times New Roman" style:font-weight-complex="normal"/>
    </style:style>
    <style:style style:name="T72" style:family="text">
      <style:text-properties fo:color="#200080" fo:font-style="normal" fo:font-weight="bold"/>
    </style:style>
    <style:style style:name="T73" style:family="text">
      <style:text-properties fo:color="#200080" style:font-name="Liberation Mono" fo:font-size="12pt" fo:font-style="normal" fo:font-weight="bold" style:font-size-asian="12pt" style:font-size-complex="12pt"/>
    </style:style>
    <style:style style:name="T74" style:family="text">
      <style:text-properties fo:color="#200080" style:font-name="Liberation Mono" fo:font-size="12pt" fo:font-weight="bold" style:font-size-asian="12pt" style:font-size-complex="12pt"/>
    </style:style>
    <style:style style:name="T75" style:family="text">
      <style:text-properties fo:color="#200080" style:font-name="Liberation Mono" fo:font-size="12pt" fo:font-weight="bold" officeooo:rsid="0021aae6" style:font-size-asian="12pt" style:font-size-complex="12pt"/>
    </style:style>
    <style:style style:name="T76" style:family="text">
      <style:text-properties fo:color="#200080" style:font-name="Times New Roman" fo:font-weight="bold"/>
    </style:style>
    <style:style style:name="T77" style:family="text">
      <style:text-properties fo:color="#308080"/>
    </style:style>
    <style:style style:name="T78" style:family="text">
      <style:text-properties fo:color="#308080" style:font-name="Times New Roman1" fo:font-size="14pt" fo:font-weight="normal" officeooo:rsid="000b8458" style:font-name-asian="Times New Roman" style:font-size-asian="14pt" style:font-weight-asian="normal" style:font-name-complex="Times New Roman" style:font-weight-complex="normal"/>
    </style:style>
    <style:style style:name="T79" style:family="text">
      <style:text-properties fo:color="#308080" fo:font-style="normal" fo:font-weight="normal"/>
    </style:style>
    <style:style style:name="T80" style:family="text">
      <style:text-properties fo:color="#308080" style:font-name="Liberation Mono" fo:font-size="12pt" fo:font-style="normal" fo:font-weight="normal" style:font-size-asian="12pt" style:font-size-complex="12pt"/>
    </style:style>
    <style:style style:name="T81" style:family="text">
      <style:text-properties fo:color="#308080" style:font-name="Liberation Mono" fo:font-size="12pt" officeooo:rsid="0020cfa8" style:font-size-asian="12pt" style:font-size-complex="12pt"/>
    </style:style>
    <style:style style:name="T82" style:family="text">
      <style:text-properties fo:color="#406080"/>
    </style:style>
    <style:style style:name="T83" style:family="text">
      <style:text-properties fo:color="#406080" style:font-name="Times New Roman1" fo:font-size="14pt" fo:font-weight="normal" officeooo:rsid="000b8458" style:font-name-asian="Times New Roman" style:font-size-asian="14pt" style:font-weight-asian="normal" style:font-name-complex="Times New Roman" style:font-weight-complex="normal"/>
    </style:style>
    <style:style style:name="T84" style:family="text">
      <style:text-properties fo:color="#406080" fo:font-style="normal" fo:font-weight="normal"/>
    </style:style>
    <style:style style:name="T85" style:family="text">
      <style:text-properties fo:color="#406080" style:font-name="Liberation Mono" fo:font-size="12pt" fo:font-style="normal" fo:font-weight="normal" style:font-size-asian="12pt" style:font-size-complex="12pt"/>
    </style:style>
    <style:style style:name="T86" style:family="text">
      <style:text-properties fo:color="#000000" style:font-name="Times New Roman" fo:font-size="14pt" fo:font-style="normal" fo:font-weight="normal" style:font-name-asian="Times New Roman" style:font-size-asian="14pt" style:font-style-asian="normal" style:font-weight-asian="normal" style:font-name-complex="Times New Roman" style:font-weight-complex="normal"/>
    </style:style>
    <style:style style:name="T87" style:family="text">
      <style:text-properties fo:color="#000000" style:font-name="Times New Roman" fo:font-size="14pt" fo:font-style="normal" fo:font-weight="normal" officeooo:rsid="000b8458" style:font-name-asian="Times New Roman" style:font-size-asian="14pt" style:font-style-asian="normal" style:font-weight-asian="normal" style:font-name-complex="Times New Roman" style:font-weight-complex="normal"/>
    </style:style>
    <style:style style:name="T88" style:family="text">
      <style:text-properties fo:color="#000000" style:font-name="Liberation Serif" fo:font-size="14pt" fo:font-style="normal" fo:font-weight="bold" style:font-name-asian="Times New Roman" style:font-size-asian="14pt" style:font-style-asian="normal" style:font-weight-asian="bold" style:font-name-complex="Times New Roman" style:font-weight-complex="normal"/>
    </style:style>
    <style:style style:name="T89" style:family="text">
      <style:text-properties fo:color="#000000" style:font-name="Liberation Serif" fo:font-size="14pt" fo:font-style="normal" fo:font-weight="bold" officeooo:rsid="000b8458" style:font-name-asian="Times New Roman" style:font-size-asian="14pt" style:font-style-asian="normal" style:font-weight-asian="bold" style:font-name-complex="Times New Roman" style:font-weight-complex="normal"/>
    </style:style>
    <style:style style:name="T90" style:family="text">
      <style:text-properties fo:color="#000000" style:font-name="Liberation Serif" fo:font-size="14pt" fo:font-style="normal" fo:font-weight="normal" style:font-name-asian="Times New Roman" style:font-size-asian="14pt" style:font-style-asian="normal" style:font-weight-asian="normal" style:font-name-complex="Times New Roman" style:font-weight-complex="normal"/>
    </style:style>
    <style:style style:name="T91" style:family="text">
      <style:text-properties fo:color="#000000" style:font-name="Liberation Serif" fo:font-size="14pt" fo:font-style="normal" fo:font-weight="normal" officeooo:rsid="000b8458" style:font-name-asian="Times New Roman" style:font-size-asian="14pt" style:font-style-asian="normal" style:font-weight-asian="normal" style:font-name-complex="Times New Roman" style:font-weight-complex="normal"/>
    </style:style>
    <style:style style:name="T92" style:family="text">
      <style:text-properties fo:color="#000000" style:font-name="Liberation Serif" fo:font-size="14pt" fo:font-style="normal" fo:font-weight="normal" officeooo:rsid="000bda16" style:font-name-asian="Times New Roman" style:font-size-asian="14pt" style:font-style-asian="normal" style:font-weight-asian="normal" style:font-name-complex="Times New Roman" style:font-weight-complex="normal"/>
    </style:style>
    <style:style style:name="T93" style:family="text">
      <style:text-properties fo:color="#000000" style:font-name="Times New Roman1" fo:font-size="14pt" fo:font-style="normal" fo:font-weight="bold" style:font-name-asian="Times New Roman" style:font-size-asian="14pt" style:font-style-asian="normal" style:font-weight-asian="bold" style:font-name-complex="Times New Roman" style:font-weight-complex="bold"/>
    </style:style>
    <style:style style:name="T94" style:family="text">
      <style:text-properties fo:color="#000000" style:font-name="Times New Roman1" fo:font-size="14pt" fo:font-style="normal" fo:font-weight="bold" officeooo:rsid="000ae690" style:font-name-asian="Times New Roman" style:font-size-asian="14pt" style:font-style-asian="normal" style:font-weight-asian="bold" style:font-name-complex="Times New Roman" style:font-weight-complex="bold"/>
    </style:style>
    <style:style style:name="T95" style:family="text">
      <style:text-properties fo:color="#000000" style:font-name="Times New Roman1" fo:font-size="14pt" fo:font-style="normal" fo:font-weight="bold" officeooo:rsid="000b8458" style:font-name-asian="Times New Roman" style:font-size-asian="14pt" style:font-style-asian="normal" style:font-weight-asian="bold" style:font-name-complex="Times New Roman" style:font-weight-complex="bold"/>
    </style:style>
    <style:style style:name="T96" style:family="text">
      <style:text-properties fo:color="#000000" style:font-name="Times New Roman1" fo:font-size="14pt" fo:font-style="normal" fo:font-weight="bold" officeooo:rsid="000bda16" style:font-name-asian="Times New Roman" style:font-size-asian="14pt" style:font-style-asian="normal" style:font-weight-asian="bold" style:font-name-complex="Times New Roman" style:font-weight-complex="bold"/>
    </style:style>
    <style:style style:name="T97" style:family="text">
      <style:text-properties fo:color="#800000"/>
    </style:style>
    <style:style style:name="T98" style:family="text">
      <style:text-properties fo:color="#800000" officeooo:rsid="000f6fb9" style:font-name-asian="Times New Roman" style:font-style-asian="normal" style:font-name-complex="Times New Roman"/>
    </style:style>
    <style:style style:name="T99" style:family="text">
      <style:text-properties fo:color="#800000" officeooo:rsid="0018de6d"/>
    </style:style>
    <style:style style:name="T100" style:family="text">
      <style:text-properties fo:color="#800000" fo:font-style="normal" fo:font-weight="normal"/>
    </style:style>
    <style:style style:name="T101" style:family="text">
      <style:text-properties fo:color="#40015a"/>
    </style:style>
    <style:style style:name="T102" style:family="text">
      <style:text-properties fo:color="#40015a" officeooo:rsid="000f6fb9" style:font-name-asian="Times New Roman" style:font-style-asian="normal" style:font-name-complex="Times New Roman"/>
    </style:style>
    <style:style style:name="T103" style:family="text">
      <style:text-properties fo:color="#40015a" style:font-name="Liberation Mono" fo:font-size="12pt" officeooo:rsid="0018de6d" style:font-size-asian="12pt" style:font-size-complex="12pt"/>
    </style:style>
    <style:style style:name="T104" style:family="text">
      <style:text-properties fo:color="#40015a" officeooo:rsid="0018de6d"/>
    </style:style>
    <style:style style:name="T105" style:family="text">
      <style:text-properties fo:color="#008c00" fo:font-style="normal" fo:font-weight="normal"/>
    </style:style>
    <style:style style:name="T106" style:family="text">
      <style:text-properties fo:color="#008c00" style:font-name="Liberation Mono" fo:font-size="12pt" fo:font-style="normal" fo:font-weight="normal" style:font-size-asian="12pt" style:font-size-complex="12pt"/>
    </style:style>
    <style:style style:name="T107" style:family="text">
      <style:text-properties fo:color="#008c00" style:font-name="Liberation Mono" fo:font-size="12pt" officeooo:rsid="0020cfa8" style:font-size-asian="12pt" style:font-size-complex="12pt"/>
    </style:style>
    <style:style style:name="T108" style:family="text">
      <style:text-properties fo:font-style="normal" fo:font-weight="normal"/>
    </style:style>
    <style:style style:name="T109" style:family="text">
      <style:text-properties fo:font-weight="normal" officeooo:rsid="000bda16" style:font-weight-asian="normal" style:font-weight-complex="normal"/>
    </style:style>
    <style:style style:name="T110" style:family="text">
      <style:text-properties officeooo:rsid="000bda16"/>
    </style:style>
    <style:style style:name="T111" style:family="text">
      <style:text-properties fo:color="#003060" fo:font-style="normal" fo:font-weight="normal"/>
    </style:style>
    <style:style style:name="T112" style:family="text">
      <style:text-properties fo:color="#003060" style:font-name="Liberation Mono" fo:font-size="12pt" style:font-size-asian="12pt" style:font-size-complex="12pt"/>
    </style:style>
    <style:style style:name="T113" style:family="text">
      <style:text-properties fo:color="#003060" style:font-name="Liberation Mono" fo:font-size="12pt" fo:font-style="normal" fo:font-weight="normal" style:font-size-asian="12pt" style:font-size-complex="12pt"/>
    </style:style>
    <style:style style:name="T114" style:family="text">
      <style:text-properties style:font-name="Times New Roman"/>
    </style:style>
    <style:style style:name="T115" style:family="text">
      <style:text-properties style:font-name="Times New Roman" style:font-size-asian="12.25pt"/>
    </style:style>
    <style:style style:name="T116" style:family="text">
      <style:text-properties style:font-name="Times New Roman" officeooo:rsid="000bda16" style:font-size-asian="12.25pt"/>
    </style:style>
    <style:style style:name="T117" style:family="text">
      <style:text-properties style:font-name="Times New Roman" officeooo:rsid="0018de6d" style:font-size-asian="12.25pt"/>
    </style:style>
    <style:style style:name="T118" style:family="text">
      <style:text-properties style:font-name="Times New Roman" officeooo:rsid="001d221c" style:font-size-asian="12.25pt"/>
    </style:style>
    <style:style style:name="T119" style:family="text">
      <style:text-properties style:font-name="Times New Roman" officeooo:rsid="001e9324" style:font-size-asian="12.25pt"/>
    </style:style>
    <style:style style:name="T120" style:family="text">
      <style:text-properties style:font-name="Times New Roman" officeooo:rsid="001e994b" style:font-size-asian="12.25pt"/>
    </style:style>
    <style:style style:name="T121" style:family="text">
      <style:text-properties style:font-name="Times New Roman" officeooo:rsid="0021c37e" style:font-size-asian="12.25pt"/>
    </style:style>
    <style:style style:name="T122" style:family="text">
      <style:text-properties style:font-name="Times New Roman" fo:font-weight="normal" officeooo:rsid="000bda16" style:font-size-asian="12.25pt" style:font-weight-asian="normal" style:font-weight-complex="normal"/>
    </style:style>
    <style:style style:name="T123" style:family="text">
      <style:text-properties style:font-name="Times New Roman" officeooo:rsid="0018de6d"/>
    </style:style>
    <style:style style:name="T124" style:family="text">
      <style:text-properties style:font-name="Times New Roman" officeooo:rsid="0020cfa8"/>
    </style:style>
    <style:style style:name="T125" style:family="text">
      <style:text-properties style:font-name="Times New Roman" officeooo:rsid="0021aae6"/>
    </style:style>
    <style:style style:name="T126" style:family="text">
      <style:text-properties style:font-name="Times New Roman" style:font-size-asian="14pt"/>
    </style:style>
    <style:style style:name="T127" style:family="text">
      <style:text-properties style:font-name="Times New Roman" officeooo:rsid="0021aae6" style:font-size-asian="14pt"/>
    </style:style>
    <style:style style:name="T128" style:family="text">
      <style:text-properties style:font-name="Times New Roman" fo:font-style="italic" style:font-size-asian="14pt" style:font-style-asian="italic" style:font-style-complex="italic"/>
    </style:style>
    <style:style style:name="T129" style:family="text">
      <style:text-properties style:font-name="Times New Roman" fo:font-style="italic" officeooo:rsid="0021aae6" style:font-size-asian="14pt" style:font-style-asian="italic" style:font-style-complex="italic"/>
    </style:style>
    <style:style style:name="T130" style:family="text">
      <style:text-properties style:font-name="Times New Roman" fo:font-style="italic" officeooo:rsid="001e994b" style:font-size-asian="14pt" style:font-style-asian="italic" style:font-style-complex="italic"/>
    </style:style>
    <style:style style:name="T131" style:family="text">
      <style:text-properties style:font-name="Times New Roman" officeooo:rsid="0021c37e"/>
    </style:style>
    <style:style style:name="T132" style:family="text">
      <style:text-properties style:font-name="Liberation Mono" fo:font-size="12pt" style:font-size-asian="10.5pt" style:font-size-complex="12pt"/>
    </style:style>
    <style:style style:name="T133" style:family="text">
      <style:text-properties style:font-name="Liberation Mono" fo:font-size="12pt" officeooo:rsid="0018de6d" style:font-size-asian="10.5pt" style:font-size-complex="12pt"/>
    </style:style>
    <style:style style:name="T134" style:family="text">
      <style:text-properties style:font-name="Liberation Mono" fo:font-size="12pt" style:font-size-asian="12pt" style:font-size-complex="12pt"/>
    </style:style>
    <style:style style:name="T135" style:family="text">
      <style:text-properties style:font-name="Liberation Mono" fo:font-size="12pt" officeooo:rsid="0018de6d" style:font-size-asian="12pt" style:font-size-complex="12pt"/>
    </style:style>
    <style:style style:name="T136" style:family="text">
      <style:text-properties style:font-name="Liberation Mono" fo:font-size="12pt" officeooo:rsid="00200b16" style:font-size-asian="12pt" style:font-size-complex="12pt"/>
    </style:style>
    <style:style style:name="T137" style:family="text">
      <style:text-properties style:font-name="Liberation Mono" fo:font-size="12pt" fo:font-style="normal" fo:font-weight="normal" style:font-size-asian="12pt" style:font-size-complex="12pt"/>
    </style:style>
    <style:style style:name="T138" style:family="text">
      <style:text-properties officeooo:rsid="0018de6d"/>
    </style:style>
    <style:style style:name="T139" style:family="text">
      <style:text-properties fo:color="#400000"/>
    </style:style>
    <style:style style:name="T140" style:family="text">
      <style:text-properties fo:color="#007997" fo:font-style="normal" fo:font-weight="normal"/>
    </style:style>
    <style:style style:name="T141" style:family="text">
      <style:text-properties fo:color="#1060b6" fo:font-style="normal" fo:font-weight="normal" officeooo:rsid="001e994b"/>
    </style:style>
    <style:style style:name="T142" style:family="text">
      <style:text-properties fo:color="#1060b6" style:font-name="Liberation Mono" fo:font-size="12pt" fo:font-style="normal" fo:font-weight="normal" style:font-size-asian="12pt" style:font-size-complex="12pt"/>
    </style:style>
    <style:style style:name="T143" style:family="text">
      <style:text-properties fo:color="#0f69ff" fo:font-style="normal" fo:font-weight="normal"/>
    </style:style>
    <style:style style:name="T144" style:family="text">
      <style:text-properties fo:color="#e34adc" fo:font-style="normal" fo:font-weight="normal"/>
    </style:style>
    <style:style style:name="T145" style:family="text">
      <style:text-properties fo:color="#e34adc" fo:font-style="normal" fo:font-weight="bold"/>
    </style:style>
    <style:style style:name="T146" style:family="text">
      <style:text-properties fo:font-style="italic" style:font-size-asian="14pt" style:font-style-asian="italic" style:font-style-complex="italic"/>
    </style:style>
    <style:style style:name="T147" style:family="text">
      <style:text-properties fo:font-style="italic" officeooo:rsid="0021aae6" style:font-size-asian="14pt" style:font-style-asian="italic" style:font-style-complex="italic"/>
    </style:style>
    <style:style style:name="T148" style:family="text">
      <style:text-properties fo:font-style="italic" officeooo:rsid="0018de6d" style:font-size-asian="14pt" style:font-style-asian="italic" style:font-style-complex="italic"/>
    </style:style>
    <style:style style:name="T149" style:family="text">
      <style:text-properties fo:font-style="italic" fo:font-weight="bold" officeooo:rsid="0021aae6" style:font-size-asian="14pt" style:font-style-asian="italic" style:font-weight-asian="bold" style:font-style-complex="italic" style:font-weight-complex="bold"/>
    </style:style>
    <style:style style:name="T150" style:family="text">
      <style:text-properties fo:color="#330099" fo:font-weight="bold" style:font-weight-asian="bold" style:font-weight-complex="bold"/>
    </style:style>
    <style:style style:name="T151" style:family="text">
      <style:text-properties fo:color="#330099" fo:font-weight="bold" officeooo:rsid="0018de6d" style:font-weight-asian="bold" style:font-weight-complex="bold"/>
    </style:style>
    <style:style style:name="T152" style:family="text">
      <style:text-properties fo:color="#330099" fo:font-weight="bold" officeooo:rsid="0021c37e" style:font-size-asian="14pt" style:font-weight-asian="bold" style:font-weight-complex="bold"/>
    </style:style>
    <style:style style:name="T153" style:family="text">
      <style:text-properties fo:color="#330099" style:font-name="Liberation Mono" fo:font-size="12pt" fo:font-weight="bold" officeooo:rsid="0021c37e" style:font-size-asian="12pt" style:font-weight-asian="bold" style:font-size-complex="12pt" style:font-weight-complex="bold"/>
    </style:style>
    <style:style style:name="T154" style:family="text">
      <style:text-properties fo:color="#330099" style:font-name="Liberation Mono" fo:font-size="12pt" fo:font-weight="bold" officeooo:rsid="0018de6d" style:font-size-asian="12pt" style:font-weight-asian="bold" style:font-size-complex="12pt" style:font-weight-complex="bold"/>
    </style:style>
    <style:style style:name="T155" style:family="text">
      <style:text-properties style:font-size-asian="14pt"/>
    </style:style>
    <style:style style:name="T156" style:family="text">
      <style:text-properties officeooo:rsid="0021aae6" style:font-size-asian="14pt"/>
    </style: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3" text:outline-level="2"><text:span text:style-name="Default_20_Paragraph_20_Font"><text:span text:style-name="T3">МИНОБРНАУКИ РОССИИ</text:span></text:span></text:h>
      <text:p text:style-name="P9"><text:span text:style-name="Default_20_Paragraph_20_Font"><text:span text:style-name="T6">САНКТ-ПЕТЕРБУРГСКИЙ ГОСУДАРСТВЕННЫЙ</text:span></text:span></text:p>
      <text:p text:style-name="P10"><text:span text:style-name="Default_20_Paragraph_20_Font"><text:span text:style-name="T6">ЭЛЕКТРОТЕХНИЧЕСКИЙ УНИВЕРСИТЕТ</text:span></text:span></text:p>
      <text:p text:style-name="P11"><text:span text:style-name="Default_20_Paragraph_20_Font"><text:span text:style-name="T6">«ЛЭТИ» ИМ. В.И. УЛЬЯНОВА (ЛЕНИНА)</text:span></text:span></text:p>
      <text:p text:style-name="P12"><text:span text:style-name="Default_20_Paragraph_20_Font"><text:span text:style-name="T6">Кафедра МОЭВМ</text:span></text:span></text:p>
      <text:p text:style-name="P14"><text:s/></text:p>
      <text:p text:style-name="P18"><text:s/></text:p>
      <text:p text:style-name="P15"><text:s/></text:p>
      <text:p text:style-name="P16"><text:s/></text:p>
      <text:h text:style-name="P102" text:outline-level="2">ОТЧЕТ</text:h>
      <text:p text:style-name="P13"><text:span text:style-name="Default_20_Paragraph_20_Font"><text:span text:style-name="T6">по лабораторной работе</text:span></text:span><text:span text:style-name="Default_20_Paragraph_20_Font"><text:span text:style-name="T9"> </text:span></text:span>№<text:span text:style-name="T10">2</text:span><text:span text:style-name="Default_20_Paragraph_20_Font"><text:span text:style-name="T6"> по дисциплине «Программирование»</text:span></text:span></text:p>
      <text:h text:style-name="P104" text:outline-level="2"><text:span text:style-name="Default_20_Paragraph_20_Font"><text:span text:style-name="T3">Т</text:span></text:span>ЕМА<text:span text:style-name="Default_20_Paragraph_20_Font"><text:span text:style-name="T3">: </text:span></text:span><text:span text:style-name="Default_20_Paragraph_20_Font"><text:span text:style-name="T4">Условия, циклы, оператор switch</text:span></text:span></text:h>
      <text:p text:style-name="P17"><text:span text:style-name="Default_20_Paragraph_20_Font"><text:span text:style-name="T4"/></text:span></text:p>
      <text:p text:style-name="P17"><text:span text:style-name="Default_20_Paragraph_20_Font"><text:span text:style-name="T4"/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Студент гр. 6304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2">Юсковец А.В.</text:p>
          </table:table-cell>
        </table:table-row>
        <table:table-row table:style-name="Таблица1.1">
          <table:table-cell table:style-name="Таблица1.A2" office:value-type="string">
            <text:p text:style-name="P3">Преподаватель</text:p>
          </table:table-cell>
          <table:table-cell table:style-name="Таблица1.A2" office:value-type="string">
            <text:p text:style-name="P19"><text:s/></text:p>
          </table:table-cell>
          <table:table-cell table:style-name="Таблица1.A2" office:value-type="string">
            <text:p text:style-name="P20">Берленко Т.А.</text:p>
          </table:table-cell>
        </table:table-row>
      </table:table>
      <text:p text:style-name="P15"/>
      <text:p text:style-name="P15"><text:s/></text:p>
      <text:p text:style-name="P21">Санкт-Петербург</text:p>
      <text:p text:style-name="P8">201<text:span text:style-name="T2">7</text:span></text:p>
      <text:p text:style-name="P8"/>
      <text:p text:style-name="P98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Цель работы</text:p>
      <text:p text:style-name="P27"/>
      <text:p text:style-name="P23"><text:span text:style-name="T42">Создать прое</text:span><text:span text:style-name="T43">кт </text:span><text:span text:style-name="T5">с make-файло</text:span><text:span text:style-name="T43">м: </text:span><text:span text:style-name="T11">Реализуйте функцию-меню, на вход которой подается одно и</text:span><text:span text:style-name="T12">з значений 0, 1, 2, 3 и массив целых чисел размера не больше 100. Числа разделены пробелами. Строка заканчивается символом перевода строки.</text:span></text:p>
      <text:p text:style-name="P5">В зависимости от значения, функция должна выводить следующее:</text:p>
      <text:p text:style-name="P4"><text:span text:style-name="Source_20_Text"><text:span text:style-name="T30">0 : индекс первого отрицательного элемента. (</text:span></text:span><text:span text:style-name="Source_20_Text"><text:span text:style-name="T32">index_first_negative.c</text:span></text:span><text:span text:style-name="Source_20_Text"><text:span text:style-name="T30">)</text:span></text:span></text:p>
      <text:p text:style-name="P54"><text:span text:style-name="Source_20_Text"><text:span text:style-name="T30">1 : индекс последнего отрицательного элемента. (</text:span></text:span><text:span text:style-name="Source_20_Text"><text:span text:style-name="T32">index_last_negative.c</text:span></text:span><text:span text:style-name="Source_20_Text"><text:span text:style-name="T30">)</text:span></text:span></text:p>
      <text:p text:style-name="P54"><text:span text:style-name="Source_20_Text"><text:span text:style-name="T30">2 : Найти сумму модулей элементов массива, расположенных от первого отрицательного элемента (включая элемент) и до последнего отрицательного (не включая элемент). (</text:span></text:span><text:span text:style-name="Source_20_Text"><text:span text:style-name="T32">sum_between_negative.c</text:span></text:span><text:span text:style-name="Source_20_Text"><text:span text:style-name="T30">)</text:span></text:span></text:p>
      <text:p text:style-name="P54"><text:span text:style-name="Source_20_Text"><text:span text:style-name="T30">3 : Найти сумму модулей элементов массива, расположенных до первого отрицательного элемента (не включая элемент) и после последнего отрицательного (включая элемент). <text:s/>(</text:span></text:span><text:span text:style-name="Source_20_Text"><text:span text:style-name="T32">sum_before_and_after_negative.c</text:span></text:span><text:span text:style-name="Source_20_Text"><text:span text:style-name="T30">)</text:span></text:span></text:p>
      <text:p text:style-name="P55"/>
      <text:p text:style-name="P54"><text:span text:style-name="Source_20_Text"><text:span text:style-name="T30">иначе необходимо вывести строку "Данные некорректны".</text:span></text:span></text:p>
      <text:p text:style-name="P54"><text:span text:style-name="Source_20_Text"><text:span text:style-name="T30"/></text:span></text:p>
      <text:p text:style-name="P54"><text:span text:style-name="Source_20_Text"><text:span text:style-name="T30"/></text:span></text:p>
      <text:p text:style-name="P84"><text:span text:style-name="Source_20_Text"><text:span text:style-name="T31">Ход работы</text:span></text:span></text:p>
      <text:p text:style-name="P85"><text:span text:style-name="Source_20_Text"><text:span text:style-name="T31"/></text:span></text:p>
      <text:p text:style-name="P31"><text:s/>· index_first_negative.h</text:p>
      <text:p text:style-name="P31"><draw:line text:anchor-type="paragraph" draw:z-index="0" draw:name="Фигура1" draw:style-name="gr1" draw:text-style-name="P108" svg:x1="-1.069cm" svg:y1="0.356cm" svg:x2="19.905cm" svg:y2="0.199cm"><text:p/></draw:line></text:p>
      <text:p text:style-name="P61"><text:span text:style-name="T52">#</text:span><text:span text:style-name="T53">pragma</text:span><text:span text:style-name="T60"> </text:span><text:span text:style-name="T63">once</text:span></text:p>
      <text:p text:style-name="P57"><text:s/></text:p>
      <text:p text:style-name="P71"><text:span text:style-name="T70">int</text:span> index_first_negative<text:span text:style-name="T77">(</text:span><text:span text:style-name="T67">int</text:span> <text:span text:style-name="T67">const</text:span> a<text:span text:style-name="T77">[],</text:span> <text:span text:style-name="T67">int</text:span> size<text:span text:style-name="T77">)</text:span><text:span text:style-name="T82">;</text:span></text:p>
      <text:p text:style-name="P49"><draw:line text:anchor-type="paragraph" draw:z-index="1" draw:name="Фигура2" draw:style-name="gr2" draw:text-style-name="P109" svg:x1="-1.131cm" svg:y1="-0.18cm" svg:x2="19.828cm" svg:y2="-0.18cm"><text:p/></draw:line><text:span text:style-name="T45">В этом и во всех следующих заголовочных файлах будет использована директива препроцессора </text:span><text:span text:style-name="T48">#</text:span><text:span text:style-name="T50">pragma</text:span><text:span text:style-name="T61"> </text:span><text:span text:style-name="T62">once</text:span><text:span text:style-name="T44">, чтобы избежать многократного включения в файлы с кодом при использовании </text:span><text:span text:style-name="T49">#</text:span><text:span text:style-name="T51">include</text:span><text:span text:style-name="T87">. Объявлена функция, возвращающая </text:span><text:span text:style-name="T69">int</text:span><text:span text:style-name="T91">, и принимающая массив и его размер. Функция возвращает индекс первого отрицательного элемента во входном массиве.</text:span></text:p>
      <text:p text:style-name="P32"/>
      <text:p text:style-name="P28"><text:span text:style-name="T89"><text:s/></text:span><text:span text:style-name="T94">· index_</text:span><text:span text:style-name="T95">last</text:span><text:span text:style-name="T94">_negative.h</text:span></text:p>
      <text:p text:style-name="P43"><draw:line text:anchor-type="paragraph" draw:z-index="2" draw:name="Фигура2" draw:style-name="gr2" draw:text-style-name="P109" svg:x1="-1.117cm" svg:y1="0.236cm" svg:x2="19.842cm" svg:y2="0.236cm"><text:p/></draw:line></text:p>
      <text:p text:style-name="P60"><text:span text:style-name="T52">#</text:span><text:span text:style-name="T53">pragma</text:span><text:span text:style-name="T60"> </text:span><text:span text:style-name="T63">once</text:span></text:p>
      <text:p text:style-name="P58"><draw:line text:anchor-type="paragraph" draw:z-index="3" draw:name="Фигура2" draw:style-name="gr2" draw:text-style-name="P109" svg:x1="-1.293cm" svg:y1="1.505cm" svg:x2="19.666cm" svg:y2="1.505cm"><text:p/></draw:line></text:p>
      <text:p text:style-name="P56"><text:span text:style-name="T69">int</text:span><text:span text:style-name="T46"> index_first_negative</text:span><text:span text:style-name="T78">(</text:span><text:span text:style-name="T71">int</text:span><text:span text:style-name="T46"> </text:span><text:span text:style-name="T71">const</text:span><text:span text:style-name="T46"> a</text:span><text:span text:style-name="T78">[],</text:span><text:span text:style-name="T46"> </text:span><text:span text:style-name="T71">int</text:span><text:span text:style-name="T46"> size</text:span><text:span text:style-name="T78">)</text:span><text:span text:style-name="T83">;</text:span></text:p>
      <text:p text:style-name="P59"/>
      <text:p text:style-name="P46"><text:span text:style-name="T87">Объявлена функция, возвращающая </text:span><text:span text:style-name="T69">int</text:span><text:span text:style-name="T91">, и принимающая массив и его размер. Функция возвращает индекс полседнего отрицательного элемента во входном массиве.</text:span></text:p>
      <text:p text:style-name="P90"/>
      <text:p text:style-name="P29"><text:soft-page-break/><text:span text:style-name="T94">· </text:span><text:span text:style-name="T95">sum_between_negative.h</text:span></text:p>
      <text:p text:style-name="P33"><draw:line text:anchor-type="paragraph" draw:z-index="4" draw:name="Фигура2" draw:style-name="gr2" draw:text-style-name="P109" svg:x1="-1.468cm" svg:y1="0.351cm" svg:x2="19.491cm" svg:y2="0.351cm"><text:p/></draw:line></text:p>
      <text:p text:style-name="P62"><text:span text:style-name="T47">#</text:span><text:span text:style-name="T54">pragma</text:span><text:span text:style-name="T58"> </text:span><text:span text:style-name="T64">once </text:span></text:p>
      <text:p text:style-name="P75"><text:span text:style-name="T47">#include </text:span><text:span text:style-name="T97">&lt;</text:span><text:span text:style-name="T101">stdlib.h</text:span><text:span text:style-name="T97">&gt;</text:span></text:p>
      <text:p text:style-name="P81"/>
      <text:p text:style-name="P74"><text:span text:style-name="T66">int</text:span> sum_between_negative<text:span text:style-name="T77">(</text:span><text:span text:style-name="T66">int</text:span> <text:span text:style-name="T66">const</text:span> a<text:span text:style-name="T77">[],</text:span> <text:span text:style-name="T66">int</text:span> size<text:span text:style-name="T77">)</text:span><text:span text:style-name="T82">;</text:span></text:p>
      <text:p text:style-name="P48"><draw:line text:anchor-type="paragraph" draw:z-index="5" draw:name="Фигура2" draw:style-name="gr2" draw:text-style-name="P109" svg:x1="-1.053cm" svg:y1="-0.148cm" svg:x2="19.906cm" svg:y2="-0.148cm"><text:p/></draw:line><text:span text:style-name="T86">Подключена библиотека </text:span><text:span text:style-name="T33">stdlib.h</text:span><text:span text:style-name="T13">, т. к. в дальнейшем в соответствующем файле с кодом будет использоваться функция </text:span><text:span text:style-name="T21">abs</text:span><text:span text:style-name="T15">, </text:span><text:span text:style-name="T16">возвращающая модуль числа</text:span><text:span text:style-name="T86">. Объявлена функция, возвращающая </text:span><text:span text:style-name="T68">int</text:span><text:span text:style-name="T90">, и принимающая массив и его размер. </text:span><text:span text:style-name="T92">Функция возвращает сумму всех элементов от первого отрицательного элемента до последнего отрицательного.</text:span></text:p>
      <text:p text:style-name="P44"/>
      <text:p text:style-name="P30"><text:span text:style-name="T88"><text:s/></text:span><text:span text:style-name="T94">· </text:span><text:span text:style-name="T93">sum_</text:span><text:span text:style-name="T96">before_and_after</text:span><text:span text:style-name="T93">_negative.h</text:span></text:p>
      <text:p text:style-name="P34"><draw:line text:anchor-type="paragraph" draw:z-index="6" draw:name="Фигура2" draw:style-name="gr2" draw:text-style-name="P109" svg:x1="-1.055cm" svg:y1="0.305cm" svg:x2="19.904cm" svg:y2="0.305cm"><text:p/></draw:line></text:p>
      <text:p text:style-name="P63"><text:span text:style-name="T56">#pragma</text:span><text:span text:style-name="T65"> once</text:span><text:span text:style-name="T59"> </text:span></text:p>
      <text:p text:style-name="P75"><text:span text:style-name="T47">#include </text:span><text:span text:style-name="T97">&lt;</text:span><text:span text:style-name="T101">stdlib.h</text:span><text:span text:style-name="T97">&gt;</text:span></text:p>
      <text:p text:style-name="P81"/>
      <text:p text:style-name="P74"><text:span text:style-name="T66">int</text:span> sum_before_and_after_negative<text:span text:style-name="T77">(</text:span><text:span text:style-name="T66">int</text:span> <text:span text:style-name="T66">const</text:span> a<text:span text:style-name="T77">[],</text:span> <text:span text:style-name="T66">int</text:span> size<text:span text:style-name="T77">)</text:span><text:span text:style-name="T82">;</text:span></text:p>
      <text:p text:style-name="P47"><draw:line text:anchor-type="paragraph" draw:z-index="7" draw:name="Фигура2" draw:style-name="gr2" draw:text-style-name="P109" svg:x1="-1.494cm" svg:y1="-0.25cm" svg:x2="19.465cm" svg:y2="-0.25cm"><text:p/></draw:line><text:span text:style-name="T86">Подключена библиотека </text:span><text:span text:style-name="T33">stdlib.h</text:span><text:span text:style-name="T13">, т. к. в дальнейшем в соответствующем файле с кодом будет использоваться функция </text:span><text:span text:style-name="T19">abs</text:span><text:span text:style-name="T34">()</text:span><text:span text:style-name="T15">. </text:span><text:span text:style-name="T14">Объявлена функция, возвращающая </text:span><text:span text:style-name="T37">int</text:span><text:span text:style-name="T22">, и принимающая массив и его размер. </text:span><text:span text:style-name="T23">Функция возвращает сумму всех элементов от первого </text:span><text:span text:style-name="T24">до первого </text:span><text:span text:style-name="T23">отрицательного элемента </text:span><text:span text:style-name="T24">и от </text:span><text:span text:style-name="T23">последнего отрицательного </text:span><text:span text:style-name="T24">до последнего</text:span><text:span text:style-name="T23">.</text:span></text:p>
      <text:p text:style-name="P45"/>
      <text:p text:style-name="P25"><text:span text:style-name="T25"><text:s/></text:span><text:span text:style-name="T27">·</text:span><text:span text:style-name="T25"> </text:span><text:span text:style-name="T27">index_first_negative.</text:span><text:span text:style-name="T28">с</text:span></text:p>
      <text:p text:style-name="P35"><draw:line text:anchor-type="paragraph" draw:z-index="8" draw:name="Фигура2" draw:style-name="gr2" draw:text-style-name="P109" svg:x1="-1.263cm" svg:y1="0.296cm" svg:x2="19.696cm" svg:y2="0.296cm"><text:p/></draw:line></text:p>
      <text:p text:style-name="P64"><text:span text:style-name="T55">#include </text:span><text:span text:style-name="T98">"</text:span><text:span text:style-name="T102">index_first_negative.h</text:span><text:span text:style-name="T98">"</text:span></text:p>
      <text:p text:style-name="P81"/>
      <text:p text:style-name="P75"><text:span text:style-name="T66">int</text:span> index_first_negative<text:span text:style-name="T77">(</text:span><text:span text:style-name="T66">int</text:span> <text:span text:style-name="T66">const</text:span> a<text:span text:style-name="T77">[],</text:span> <text:span text:style-name="T66">int</text:span> size<text:span text:style-name="T77">)</text:span> <text:span text:style-name="T82">{</text:span> </text:p>
      <text:p text:style-name="P76"><text:s text:c="2"/><text:span text:style-name="T72">for</text:span><text:span text:style-name="T108"> </text:span><text:span text:style-name="T79">(</text:span><text:span text:style-name="T72">int</text:span><text:span text:style-name="T108"> i </text:span><text:span text:style-name="T79">=</text:span><text:span text:style-name="T108"> </text:span><text:span text:style-name="T105">0</text:span><text:span text:style-name="T84">;</text:span><text:span text:style-name="T108"> i </text:span><text:span text:style-name="T79">!=</text:span><text:span text:style-name="T108"> size</text:span><text:span text:style-name="T84">;</text:span><text:span text:style-name="T108"> </text:span><text:span text:style-name="T79">++</text:span><text:span text:style-name="T108">i</text:span><text:span text:style-name="T79">)</text:span><text:span text:style-name="T108"> </text:span><text:span text:style-name="T84">{</text:span></text:p>
      <text:p text:style-name="P76"><text:s text:c="4"/><text:span text:style-name="T72">if</text:span><text:span text:style-name="T108"> </text:span><text:span text:style-name="T79">(</text:span><text:span text:style-name="T108">a</text:span><text:span text:style-name="T79">[</text:span><text:span text:style-name="T108">i</text:span><text:span text:style-name="T79">]</text:span><text:span text:style-name="T108"> </text:span><text:span text:style-name="T79">&lt;</text:span><text:span text:style-name="T108"> </text:span><text:span text:style-name="T105">0</text:span><text:span text:style-name="T79">)</text:span><text:span text:style-name="T108"> </text:span><text:span text:style-name="T84">{</text:span><text:span text:style-name="T108"> </text:span><text:span text:style-name="T72">return</text:span><text:span text:style-name="T108"> i</text:span><text:span text:style-name="T84">;</text:span><text:span text:style-name="T108"> </text:span><text:span text:style-name="T84">}</text:span></text:p>
      <text:p text:style-name="P76"><text:s text:c="2"/><text:span text:style-name="T84">}</text:span></text:p>
      <text:p text:style-name="P105"/>
      <text:p text:style-name="P76"><text:s text:c="2"/><text:span text:style-name="T72">return</text:span><text:span text:style-name="T108"> </text:span><text:span text:style-name="T79">-</text:span><text:span text:style-name="T105">1</text:span><text:span text:style-name="T84">;</text:span></text:p>
      <text:p text:style-name="P72">}</text:p>
      <text:p text:style-name="P24"><draw:line text:anchor-type="paragraph" draw:z-index="9" draw:name="Фигура2" draw:style-name="gr2" draw:text-style-name="P109" svg:x1="-1.325cm" svg:y1="-0.298cm" svg:x2="19.634cm" svg:y2="-0.298cm"><text:p/></draw:line><text:span text:style-name="T28">П</text:span><text:span text:style-name="T26">одключен соответствующий заголовочный файл с объявлением представленной функции. </text:span><text:span text:style-name="T29">В теле функции выполняется цикл, в котором индекс <text:s/></text:span><text:span text:style-name="T20">i</text:span><text:span text:style-name="T18">, </text:span><text:span text:style-name="T17">проходя по всему массиву останавливается на первом отрицательном элементе и возвращает индекс, на чем заканчивается выполнение функции, в случае, если в массиве нет отрицательный элементов возвращается </text:span><text:span text:style-name="T35">-</text:span><text:span text:style-name="T39">1</text:span><text:span text:style-name="T18">.</text:span></text:p>
      <text:p text:style-name="P91"><text:s/></text:p>
      <text:p text:style-name="P91"/>
      <text:p text:style-name="P26"><text:soft-page-break/><text:span text:style-name="T27">·</text:span><text:span text:style-name="T25"> </text:span><text:span text:style-name="T27">index_</text:span><text:span text:style-name="T29">last</text:span><text:span text:style-name="T27">_negative.</text:span><text:span text:style-name="T28">с</text:span></text:p>
      <text:p text:style-name="P36"><draw:line text:anchor-type="paragraph" draw:z-index="10" draw:name="Фигура2" draw:style-name="gr2" draw:text-style-name="P109" svg:x1="-1.083cm" svg:y1="0.275cm" svg:x2="19.876cm" svg:y2="0.275cm"><text:p/></draw:line></text:p>
      <text:p text:style-name="P65"><text:span text:style-name="T55">#include </text:span><text:span text:style-name="T98">"</text:span><text:span text:style-name="T102">index_last_negative.h</text:span><text:span text:style-name="T98">"</text:span></text:p>
      <text:p text:style-name="P82"/>
      <text:p text:style-name="P78"><text:span text:style-name="T66">int</text:span> index_last_negative<text:span text:style-name="T77">(</text:span><text:span text:style-name="T66">int</text:span> <text:span text:style-name="T66">const</text:span> a<text:span text:style-name="T77">[],</text:span> <text:span text:style-name="T66">int</text:span> size<text:span text:style-name="T77">)</text:span> <text:span text:style-name="T82">{</text:span></text:p>
      <text:p text:style-name="P79"><text:s text:c="2"/><text:span text:style-name="T72">for</text:span><text:span text:style-name="T108"> </text:span><text:span text:style-name="T79">(</text:span><text:span text:style-name="T72">int</text:span><text:span text:style-name="T108"> i </text:span><text:span text:style-name="T79">=</text:span><text:span text:style-name="T108"> size </text:span><text:span text:style-name="T79">-</text:span><text:span text:style-name="T108"> </text:span><text:span text:style-name="T105">1</text:span><text:span text:style-name="T84">;</text:span><text:span text:style-name="T108"> i </text:span><text:span text:style-name="T79">!=</text:span><text:span text:style-name="T108"> </text:span><text:span text:style-name="T79">-</text:span><text:span text:style-name="T105">1</text:span><text:span text:style-name="T84">;</text:span><text:span text:style-name="T108"> </text:span><text:span text:style-name="T79">--</text:span><text:span text:style-name="T108">i</text:span><text:span text:style-name="T79">)</text:span><text:span text:style-name="T108"> </text:span><text:span text:style-name="T84">{</text:span></text:p>
      <text:p text:style-name="P79"><text:s text:c="4"/><text:span text:style-name="T72">if</text:span><text:span text:style-name="T108"> </text:span><text:span text:style-name="T79">(</text:span><text:span text:style-name="T108">a</text:span><text:span text:style-name="T79">[</text:span><text:span text:style-name="T108">i</text:span><text:span text:style-name="T79">]</text:span><text:span text:style-name="T108"> </text:span><text:span text:style-name="T79">&lt;</text:span><text:span text:style-name="T108"> </text:span><text:span text:style-name="T105">0</text:span><text:span text:style-name="T79">)</text:span><text:span text:style-name="T108"> </text:span><text:span text:style-name="T84">{</text:span><text:span text:style-name="T108"> </text:span><text:span text:style-name="T72">return</text:span><text:span text:style-name="T108"> i</text:span><text:span text:style-name="T84">;</text:span><text:span text:style-name="T108"> </text:span><text:span text:style-name="T84">}</text:span></text:p>
      <text:p text:style-name="P79"><text:s text:c="2"/><text:span text:style-name="T84">}</text:span></text:p>
      <text:p text:style-name="P106"/>
      <text:p text:style-name="P79"><text:s text:c="2"/><text:span text:style-name="T72">return</text:span><text:span text:style-name="T108"> </text:span><text:span text:style-name="T79">-</text:span><text:span text:style-name="T105">1</text:span><text:span text:style-name="T84">;</text:span></text:p>
      <text:p text:style-name="P73">}</text:p>
      <text:p text:style-name="P39"><draw:line text:anchor-type="paragraph" draw:z-index="11" draw:name="Фигура2" draw:style-name="gr2" draw:text-style-name="P109" svg:x1="-1.085cm" svg:y1="-0.268cm" svg:x2="19.874cm" svg:y2="-0.268cm"><text:p/></draw:line>Реализация данной функции аналогична реализации предыдущей функции с тем лишь отличием, что в цикле индекс проходит по массиву с конца.</text:p>
      <text:p text:style-name="P39"/>
      <text:p text:style-name="P37"><text:span text:style-name="T109"><text:s/></text:span><text:span text:style-name="T110">·</text:span><text:span text:style-name="T109"> </text:span><text:span text:style-name="T138">sum_between_negative.с</text:span></text:p>
      <text:p text:style-name="P36"><draw:line text:anchor-type="paragraph" draw:z-index="12" draw:name="Фигура2" draw:style-name="gr2" draw:text-style-name="P109" svg:x1="-1.055cm" svg:y1="0.245cm" svg:x2="19.904cm" svg:y2="0.245cm"><text:p/></draw:line></text:p>
      <text:p text:style-name="P66"><text:span text:style-name="T47">#include </text:span><text:span text:style-name="T97">"</text:span><text:span text:style-name="T101">sum_between_negative.h</text:span><text:span text:style-name="T97">"</text:span></text:p>
      <text:p text:style-name="P75"><text:span text:style-name="T47">#include </text:span><text:span text:style-name="T97">"</text:span><text:span text:style-name="T101">index_first_negative.h</text:span><text:span text:style-name="T97">"</text:span></text:p>
      <text:p text:style-name="P75"><text:span text:style-name="T47">#include </text:span><text:span text:style-name="T97">"</text:span><text:span text:style-name="T101">index_last_negative.h</text:span><text:span text:style-name="T97">"</text:span></text:p>
      <text:p text:style-name="P81"/>
      <text:p text:style-name="P75"><text:span text:style-name="T66">int</text:span> sum_between_negative<text:span text:style-name="T77">(</text:span><text:span text:style-name="T66">int</text:span> <text:span text:style-name="T66">const</text:span> a<text:span text:style-name="T77">[],</text:span> <text:span text:style-name="T66">int</text:span> size<text:span text:style-name="T77">)</text:span> <text:span text:style-name="T82">{</text:span></text:p>
      <text:p text:style-name="P76"><text:s text:c="2"/><text:span text:style-name="T72">int</text:span><text:span text:style-name="T108"> sum </text:span><text:span text:style-name="T79">=</text:span><text:span text:style-name="T108"> </text:span><text:span text:style-name="T105">0</text:span><text:span text:style-name="T84">;</text:span></text:p>
      <text:p text:style-name="P105"/>
      <text:p text:style-name="P76"><text:s text:c="2"/><text:span text:style-name="T72">for</text:span><text:span text:style-name="T108"> </text:span><text:span text:style-name="T79">(</text:span><text:span text:style-name="T72">int</text:span><text:span text:style-name="T108"> i </text:span><text:span text:style-name="T79">=</text:span><text:span text:style-name="T108"> index_first_negative</text:span><text:span text:style-name="T79">(</text:span><text:span text:style-name="T108">a</text:span><text:span text:style-name="T79">,</text:span><text:span text:style-name="T108"> size</text:span><text:span text:style-name="T79">)</text:span><text:span text:style-name="T84">;</text:span><text:span text:style-name="T108"> i </text:span><text:span text:style-name="T79">!=</text:span><text:span text:style-name="T108"> index_last_negative</text:span><text:span text:style-name="T79">(</text:span><text:span text:style-name="T108">a</text:span><text:span text:style-name="T79">,</text:span><text:span text:style-name="T108"> size</text:span><text:span text:style-name="T79">)</text:span><text:span text:style-name="T84">;</text:span><text:span text:style-name="T108"> </text:span><text:span text:style-name="T79">++</text:span><text:span text:style-name="T108">i</text:span><text:span text:style-name="T79">)</text:span><text:span text:style-name="T108"> </text:span><text:span text:style-name="T84">{</text:span></text:p>
      <text:p text:style-name="P76"><text:s text:c="4"/><text:span text:style-name="T108">sum </text:span><text:span text:style-name="T79">+=</text:span><text:span text:style-name="T108"> </text:span><text:span text:style-name="T111">abs</text:span><text:span text:style-name="T79">(</text:span><text:span text:style-name="T108">a</text:span><text:span text:style-name="T79">[</text:span><text:span text:style-name="T108">i</text:span><text:span text:style-name="T79">])</text:span><text:span text:style-name="T84">;</text:span></text:p>
      <text:p text:style-name="P76"><text:s text:c="2"/><text:span text:style-name="T84">}</text:span></text:p>
      <text:p text:style-name="P81"/>
      <text:p text:style-name="P76"><text:s text:c="2"/><text:span text:style-name="T72">return</text:span><text:span text:style-name="T108"> sum</text:span><text:span text:style-name="T84">;</text:span></text:p>
      <text:p text:style-name="P72">}</text:p>
      <text:p text:style-name="P86"><draw:line text:anchor-type="paragraph" draw:z-index="13" draw:name="Фигура2" draw:style-name="gr2" draw:text-style-name="P109" svg:x1="-1.085cm" svg:y1="-0.268cm" svg:x2="19.874cm" svg:y2="-0.268cm"><text:p/></draw:line>Подключен соответствующий файлу с кодом заголовочник, и ранее реализованные функции, для нахождения индексов первого и последнего отрицательных элементов. В первую очередь нулем инициализируется переменная <text:span text:style-name="T132">sum</text:span><text:span text:style-name="T115">, затем в цикле индекс проходит от первого отрицательного элемента до последнего отрицательного, на каждой итерации добавляя к </text:span><text:span text:style-name="T132">sum</text:span><text:span text:style-name="T115"> модуль </text:span><text:span text:style-name="T134">i</text:span><text:span text:style-name="T115">-того элемента.</text:span></text:p>
      <text:p text:style-name="P40"/>
      <text:p text:style-name="P92"><text:s/></text:p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67"/>
      <text:p text:style-name="P51"><text:span text:style-name="T116">·</text:span><text:span text:style-name="T122"> </text:span><text:span text:style-name="T117">sum_before_and_after_negative.с</text:span></text:p>
      <text:p text:style-name="P94"><draw:line text:anchor-type="paragraph" draw:z-index="14" draw:name="Фигура2" draw:style-name="gr2" draw:text-style-name="P109" svg:x1="-0.145cm" svg:y1="0.298cm" svg:x2="20.814cm" svg:y2="0.298cm"><text:p/></draw:line></text:p>
      <text:p text:style-name="P70"><text:span text:style-name="T57">#include </text:span><text:span text:style-name="T99">"</text:span><text:span text:style-name="T104">sum_before_and_after_negative.h</text:span><text:span text:style-name="T99">"</text:span></text:p>
      <text:p text:style-name="P75"><text:span text:style-name="T47">#include </text:span><text:span text:style-name="T97">"</text:span><text:span text:style-name="T101">index_first_negative.h</text:span><text:span text:style-name="T97">"</text:span></text:p>
      <text:p text:style-name="P75"><text:span text:style-name="T47">#include </text:span><text:span text:style-name="T97">"</text:span><text:span text:style-name="T101">index_last_negative.h</text:span><text:span text:style-name="T97">"</text:span></text:p>
      <text:p text:style-name="P81"/>
      <text:p text:style-name="P81"><text:span text:style-name="T38">int</text:span><text:span text:style-name="T40"> sum_before_and_after_negative</text:span><text:span text:style-name="T36">(</text:span><text:span text:style-name="T38">int</text:span><text:span text:style-name="T40"> </text:span><text:span text:style-name="T38">const</text:span><text:span text:style-name="T40"> a</text:span><text:span text:style-name="T36">[],</text:span><text:span text:style-name="T40"> </text:span><text:span text:style-name="T38">int</text:span><text:span text:style-name="T40"> size</text:span><text:span text:style-name="T36">)</text:span><text:span text:style-name="T40"> </text:span><text:span text:style-name="T41">{</text:span></text:p>
      <text:p text:style-name="P76"><text:s text:c="2"/><text:span text:style-name="T72">int</text:span><text:span text:style-name="T108"> sum </text:span><text:span text:style-name="T79">=</text:span><text:span text:style-name="T108"> </text:span><text:span text:style-name="T105">0</text:span><text:span text:style-name="T84">;</text:span></text:p>
      <text:p text:style-name="P76"><text:s text:c="2"/></text:p>
      <text:p text:style-name="P76"><text:s text:c="2"/><text:span text:style-name="T72">for</text:span><text:span text:style-name="T108"> </text:span><text:span text:style-name="T79">(</text:span><text:span text:style-name="T72">int</text:span><text:span text:style-name="T108"> i </text:span><text:span text:style-name="T79">=</text:span><text:span text:style-name="T108"> </text:span><text:span text:style-name="T105">0</text:span><text:span text:style-name="T84">;</text:span><text:span text:style-name="T108"> i </text:span><text:span text:style-name="T79">!=</text:span><text:span text:style-name="T108"> index_first_negative</text:span><text:span text:style-name="T79">(</text:span><text:span text:style-name="T108">a</text:span><text:span text:style-name="T79">,</text:span><text:span text:style-name="T108"> size</text:span><text:span text:style-name="T79">)</text:span><text:span text:style-name="T84">;</text:span><text:span text:style-name="T108"> </text:span><text:span text:style-name="T79">++</text:span><text:span text:style-name="T108">i</text:span><text:span text:style-name="T79">)</text:span><text:span text:style-name="T108"> </text:span><text:span text:style-name="T84">{</text:span></text:p>
      <text:p text:style-name="P76"><text:s text:c="4"/><text:span text:style-name="T108">sum </text:span><text:span text:style-name="T79">+=</text:span><text:span text:style-name="T108"> </text:span><text:span text:style-name="T111">abs</text:span><text:span text:style-name="T79">(</text:span><text:span text:style-name="T108">a</text:span><text:span text:style-name="T79">[</text:span><text:span text:style-name="T108">i</text:span><text:span text:style-name="T79">])</text:span><text:span text:style-name="T84">;</text:span></text:p>
      <text:p text:style-name="P76"><text:s text:c="2"/><text:span text:style-name="T84">}</text:span></text:p>
      <text:p text:style-name="P76"><text:s text:c="2"/><text:span text:style-name="T72">for</text:span><text:span text:style-name="T108"> </text:span><text:span text:style-name="T79">(</text:span><text:span text:style-name="T72">int</text:span><text:span text:style-name="T108"> i </text:span><text:span text:style-name="T79">=</text:span><text:span text:style-name="T108"> index_last_negative</text:span><text:span text:style-name="T79">(</text:span><text:span text:style-name="T108">a</text:span><text:span text:style-name="T79">,</text:span><text:span text:style-name="T108"> size</text:span><text:span text:style-name="T79">)</text:span><text:span text:style-name="T84">;</text:span><text:span text:style-name="T108"> i </text:span><text:span text:style-name="T79">!=</text:span><text:span text:style-name="T108"> size</text:span><text:span text:style-name="T84">;</text:span><text:span text:style-name="T108"> </text:span><text:span text:style-name="T79">++</text:span><text:span text:style-name="T108">i</text:span><text:span text:style-name="T79">)</text:span><text:span text:style-name="T108"> </text:span><text:span text:style-name="T84">{</text:span></text:p>
      <text:p text:style-name="P76"><text:s text:c="4"/><text:span text:style-name="T108">sum </text:span><text:span text:style-name="T79">+=</text:span><text:span text:style-name="T108"> </text:span><text:span text:style-name="T111">abs</text:span><text:span text:style-name="T79">(</text:span><text:span text:style-name="T108">a</text:span><text:span text:style-name="T79">[</text:span><text:span text:style-name="T108">i</text:span><text:span text:style-name="T79">])</text:span><text:span text:style-name="T84">;</text:span></text:p>
      <text:p text:style-name="P76"><text:s text:c="2"/><text:span text:style-name="T84">}</text:span></text:p>
      <text:p text:style-name="P81"/>
      <text:p text:style-name="P76"><text:s text:c="2"/><text:span text:style-name="T72">return</text:span><text:span text:style-name="T108"> sum</text:span><text:span text:style-name="T84">;</text:span></text:p>
      <text:p text:style-name="P72">}</text:p>
      <text:p text:style-name="P87"><draw:line text:anchor-type="paragraph" draw:z-index="15" draw:name="Фигура2" draw:style-name="gr2" draw:text-style-name="P109" svg:x1="-0.145cm" svg:y1="-0.182cm" svg:x2="20.814cm" svg:y2="-0.182cm"><text:p/></draw:line><text:span text:style-name="T117">Подключен соответствующий файлу с кодом заголовочник, и ранее реализованные функции, для нахождения индексов первого и последнего отрицательных элементов. В первую очередь нулем инициализируется переменная </text:span><text:span text:style-name="T133">sum</text:span><text:span text:style-name="T117">, затем </text:span><text:span text:style-name="T118">в первом</text:span><text:span text:style-name="T117"> цикле индекс проходит от первого </text:span><text:span text:style-name="T118">элемента до первого </text:span><text:span text:style-name="T117">отрицательного, </text:span><text:span text:style-name="T118">а во втором цикле от</text:span><text:span text:style-name="T117"> последнего отрицательного </text:span><text:span text:style-name="T118">элемента до последнего, </text:span><text:span text:style-name="T117">на каждой итерации добавляя к </text:span><text:span text:style-name="T133">sum</text:span><text:span text:style-name="T117"> модуль </text:span><text:span text:style-name="T135">i</text:span><text:span text:style-name="T117">-того элемента </text:span><text:span text:style-name="T119">в обоих циклах</text:span><text:span text:style-name="T117">.</text:span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50"><text:soft-page-break/><text:span text:style-name="T116">·</text:span><text:span text:style-name="T122"> </text:span><text:span text:style-name="T120">menu</text:span><text:span text:style-name="T117">.с</text:span></text:p>
      <text:p text:style-name="P95"><draw:line text:anchor-type="paragraph" draw:z-index="16" draw:name="Фигура2" draw:style-name="gr2" draw:text-style-name="P109" svg:x1="-0.145cm" svg:y1="0.266cm" svg:x2="20.814cm" svg:y2="0.266cm"><text:p/></draw:line></text:p>
      <text:p text:style-name="P6"><text:span text:style-name="T57">#include </text:span><text:span text:style-name="T99">&lt;</text:span><text:span text:style-name="T104">stdio.h</text:span><text:span text:style-name="T99">&gt;</text:span></text:p>
      <text:p text:style-name="P78"><text:span text:style-name="T47">#include </text:span><text:span text:style-name="T97">"</text:span><text:span text:style-name="T101">index_first_negative.h</text:span><text:span text:style-name="T97">"</text:span></text:p>
      <text:p text:style-name="P78"><text:span text:style-name="T47">#include </text:span><text:span text:style-name="T97">"</text:span><text:span text:style-name="T101">index_last_negative.h</text:span><text:span text:style-name="T97">"</text:span></text:p>
      <text:p text:style-name="P78"><text:span text:style-name="T47">#include </text:span><text:span text:style-name="T97">"</text:span><text:span text:style-name="T101">sum_between_negative.h</text:span><text:span text:style-name="T97">"</text:span></text:p>
      <text:p text:style-name="P78"><text:span text:style-name="T47">#include </text:span><text:span text:style-name="T97">"</text:span><text:span text:style-name="T101">sum_before_and_after_negative.h</text:span><text:span text:style-name="T97">"</text:span></text:p>
      <text:p text:style-name="P83"/>
      <text:p text:style-name="P78"><text:span text:style-name="T66">int</text:span> <text:span text:style-name="T139">main</text:span><text:span text:style-name="T77">()</text:span> <text:span text:style-name="T82">{</text:span></text:p>
      <text:p text:style-name="P79"><text:s text:c="2"/><text:span text:style-name="T72">int</text:span><text:span text:style-name="T108"> a</text:span><text:span text:style-name="T79">[</text:span><text:span text:style-name="T105">100</text:span><text:span text:style-name="T79">]</text:span><text:span text:style-name="T84">;</text:span></text:p>
      <text:p text:style-name="P79"><text:s text:c="2"/><text:span text:style-name="T72">int</text:span><text:span text:style-name="T108"> command</text:span><text:span text:style-name="T84">;</text:span></text:p>
      <text:p text:style-name="P79"><text:s text:c="2"/><text:span text:style-name="T111">scanf</text:span><text:span text:style-name="T79">(</text:span><text:span text:style-name="T100">"</text:span><text:span text:style-name="T140">%d</text:span><text:span text:style-name="T100">"</text:span><text:span text:style-name="T79">,</text:span><text:span text:style-name="T108"> </text:span><text:span text:style-name="T79">&amp;</text:span><text:span text:style-name="T108">command</text:span><text:span text:style-name="T79">)</text:span><text:span text:style-name="T84">;</text:span></text:p>
      <text:p text:style-name="P79"><text:s text:c="2"/></text:p>
      <text:p text:style-name="P79"><text:s text:c="2"/><text:span text:style-name="T72">int</text:span><text:span text:style-name="T108"> size</text:span><text:span text:style-name="T84">;</text:span></text:p>
      <text:p text:style-name="P77"><text:span text:style-name="T134"><text:s text:c="2"/></text:span><text:span text:style-name="T73">for</text:span><text:span text:style-name="T137"> </text:span><text:span text:style-name="T80">(</text:span><text:span text:style-name="T137">size </text:span><text:span text:style-name="T80">=</text:span><text:span text:style-name="T137"> </text:span><text:span text:style-name="T106">0</text:span><text:span text:style-name="T85">;</text:span><text:span text:style-name="T137"> </text:span><text:span text:style-name="T113">getchar</text:span><text:span text:style-name="T80">()</text:span><text:span text:style-name="T137"> </text:span><text:span text:style-name="T80">!=</text:span><text:span text:style-name="T137"> </text:span><text:span text:style-name="T142">'\n' </text:span><text:span text:style-name="T80">&amp;&amp;</text:span><text:span text:style-name="T106"> size </text:span><text:span text:style-name="T80">!=</text:span><text:span text:style-name="T106"> 100</text:span><text:span text:style-name="T85">;</text:span><text:span text:style-name="T137"> </text:span><text:span text:style-name="T80">++</text:span><text:span text:style-name="T137">size</text:span><text:span text:style-name="T80">)</text:span><text:span text:style-name="T137"> </text:span><text:span text:style-name="T85">{</text:span></text:p>
      <text:p text:style-name="P79"><text:s text:c="4"/><text:span text:style-name="T111">scanf</text:span><text:span text:style-name="T79">(</text:span><text:span text:style-name="T100">"</text:span><text:span text:style-name="T140">%d</text:span><text:span text:style-name="T100">"</text:span><text:span text:style-name="T79">,</text:span><text:span text:style-name="T108"> </text:span><text:span text:style-name="T79">&amp;</text:span><text:span text:style-name="T108">a</text:span><text:span text:style-name="T79">[</text:span><text:span text:style-name="T108">size</text:span><text:span text:style-name="T79">])</text:span><text:span text:style-name="T84">;</text:span></text:p>
      <text:p text:style-name="P79"><text:s text:c="2"/><text:span text:style-name="T84">}</text:span></text:p>
      <text:p text:style-name="P83"/>
      <text:p text:style-name="P79"><text:s text:c="2"/><text:span text:style-name="T72">if</text:span><text:span text:style-name="T108"> </text:span><text:span text:style-name="T79">(</text:span><text:span text:style-name="T108">size </text:span><text:span text:style-name="T79">==</text:span><text:span text:style-name="T108"> </text:span><text:span text:style-name="T105">0</text:span><text:span text:style-name="T79">)</text:span><text:span text:style-name="T108"> </text:span><text:span text:style-name="T84">{</text:span><text:span text:style-name="T108"> </text:span></text:p>
      <text:p text:style-name="P79"><text:s text:c="8"/><text:span text:style-name="T111">printf</text:span><text:span text:style-name="T79">(</text:span><text:span text:style-name="T100">"</text:span><text:span text:style-name="T141">Данные некорректны</text:span><text:span text:style-name="T143">\n</text:span><text:span text:style-name="T100">"</text:span><text:span text:style-name="T79">)</text:span><text:span text:style-name="T84">;</text:span></text:p>
      <text:p text:style-name="P79"><text:s text:c="8"/><text:span text:style-name="T72">return</text:span><text:span text:style-name="T108"> </text:span><text:span text:style-name="T105">0</text:span><text:span text:style-name="T84">;</text:span></text:p>
      <text:p text:style-name="P79"><text:s text:c="2"/><text:span text:style-name="T84">}</text:span></text:p>
      <text:p text:style-name="P83"/>
      <text:p text:style-name="P79"><text:s text:c="2"/><text:span text:style-name="T72">switch</text:span><text:span text:style-name="T79">(</text:span><text:span text:style-name="T108">command</text:span><text:span text:style-name="T79">)</text:span><text:span text:style-name="T108"> </text:span><text:span text:style-name="T84">{</text:span></text:p>
      <text:p text:style-name="P79"><text:s text:c="4"/><text:span text:style-name="T72">case</text:span><text:span text:style-name="T79">(</text:span><text:span text:style-name="T105">0</text:span><text:span text:style-name="T79">)</text:span><text:span text:style-name="T84">:</text:span></text:p>
      <text:p text:style-name="P79"><text:s text:c="6"/><text:span text:style-name="T111">printf</text:span><text:span text:style-name="T79">(</text:span><text:span text:style-name="T100">"</text:span><text:span text:style-name="T140">%d</text:span><text:span text:style-name="T143">\n</text:span><text:span text:style-name="T100">"</text:span><text:span text:style-name="T79">,</text:span><text:span text:style-name="T108"> index_first_negative</text:span><text:span text:style-name="T79">(</text:span><text:span text:style-name="T108">a</text:span><text:span text:style-name="T79">,</text:span><text:span text:style-name="T108"> size</text:span><text:span text:style-name="T79">))</text:span><text:span text:style-name="T84">;</text:span></text:p>
      <text:p text:style-name="P79"><text:s text:c="6"/><text:span text:style-name="T72">break</text:span><text:span text:style-name="T84">;</text:span></text:p>
      <text:p text:style-name="P79"><text:s text:c="4"/><text:span text:style-name="T72">case</text:span><text:span text:style-name="T79">(</text:span><text:span text:style-name="T105">1</text:span><text:span text:style-name="T79">)</text:span><text:span text:style-name="T84">:</text:span></text:p>
      <text:p text:style-name="P79"><text:s text:c="6"/><text:span text:style-name="T111">printf</text:span><text:span text:style-name="T79">(</text:span><text:span text:style-name="T100">"</text:span><text:span text:style-name="T140">%d</text:span><text:span text:style-name="T143">\n</text:span><text:span text:style-name="T100">"</text:span><text:span text:style-name="T79">,</text:span><text:span text:style-name="T108"> index_last_negative</text:span><text:span text:style-name="T79">(</text:span><text:span text:style-name="T108">a</text:span><text:span text:style-name="T79">,</text:span><text:span text:style-name="T108"> size</text:span><text:span text:style-name="T79">))</text:span><text:span text:style-name="T84">;</text:span></text:p>
      <text:p text:style-name="P79"><text:s text:c="6"/><text:span text:style-name="T72">break</text:span><text:span text:style-name="T84">;</text:span></text:p>
      <text:p text:style-name="P79"><text:s text:c="4"/><text:span text:style-name="T72">case</text:span><text:span text:style-name="T79">(</text:span><text:span text:style-name="T105">2</text:span><text:span text:style-name="T79">)</text:span><text:span text:style-name="T84">:</text:span></text:p>
      <text:p text:style-name="P79"><text:s text:c="6"/><text:span text:style-name="T111">printf</text:span><text:span text:style-name="T79">(</text:span><text:span text:style-name="T100">"</text:span><text:span text:style-name="T140">%d</text:span><text:span text:style-name="T143">\n</text:span><text:span text:style-name="T100">"</text:span><text:span text:style-name="T79">,</text:span><text:span text:style-name="T108"> sum_between_negative</text:span><text:span text:style-name="T79">(</text:span><text:span text:style-name="T108">a</text:span><text:span text:style-name="T79">,</text:span><text:span text:style-name="T108"> size</text:span><text:span text:style-name="T79">))</text:span><text:span text:style-name="T84">;</text:span></text:p>
      <text:p text:style-name="P79"><text:s text:c="6"/><text:span text:style-name="T72">break</text:span><text:span text:style-name="T84">;</text:span></text:p>
      <text:p text:style-name="P79"><text:s text:c="4"/><text:span text:style-name="T72">case</text:span><text:span text:style-name="T79">(</text:span><text:span text:style-name="T105">3</text:span><text:span text:style-name="T79">)</text:span><text:span text:style-name="T84">:</text:span></text:p>
      <text:p text:style-name="P79"><text:s text:c="6"/><text:span text:style-name="T111">printf</text:span><text:span text:style-name="T79">(</text:span><text:span text:style-name="T100">"</text:span><text:span text:style-name="T140">%d</text:span><text:span text:style-name="T143">\n</text:span><text:span text:style-name="T100">"</text:span><text:span text:style-name="T79">,</text:span><text:span text:style-name="T108"> sum_before_and_after_negative</text:span><text:span text:style-name="T79">(</text:span><text:span text:style-name="T108">a</text:span><text:span text:style-name="T79">,</text:span><text:span text:style-name="T108"> size</text:span><text:span text:style-name="T79">))</text:span><text:span text:style-name="T84">;</text:span></text:p>
      <text:p text:style-name="P79"><text:s text:c="6"/><text:span text:style-name="T72">break</text:span><text:span text:style-name="T84">;</text:span></text:p>
      <text:p text:style-name="P79"><text:span text:style-name="T145"><text:s text:c="4"/></text:span><text:span text:style-name="T72">default</text:span><text:span text:style-name="T144">:</text:span></text:p>
      <text:p text:style-name="P80"><text:s text:c="6"/><text:span text:style-name="T111">printf</text:span><text:span text:style-name="T79">(</text:span><text:span text:style-name="T100">"</text:span><text:span text:style-name="T141">Данные некорректны</text:span><text:span text:style-name="T143">\n</text:span><text:span text:style-name="T100">"</text:span><text:span text:style-name="T79">)</text:span><text:span text:style-name="T84">;</text:span></text:p>
      <text:p text:style-name="P79"><text:s text:c="6"/><text:span text:style-name="T72">break</text:span><text:span text:style-name="T84">;</text:span></text:p>
      <text:p text:style-name="P79"><text:s text:c="2"/><text:span text:style-name="T84">}</text:span></text:p>
      <text:p text:style-name="P83"/>
      <text:p text:style-name="P79"><text:s text:c="2"/><text:span text:style-name="T72">return</text:span><text:span text:style-name="T108"> </text:span><text:span text:style-name="T105">0</text:span><text:span text:style-name="T84">;</text:span></text:p>
      <text:p text:style-name="P73">}</text:p>
      <text:p text:style-name="P88"><draw:line text:anchor-type="paragraph" draw:z-index="17" draw:name="Фигура2" draw:style-name="gr2" draw:text-style-name="P109" svg:x1="-0.145cm" svg:y1="-0.182cm" svg:x2="20.814cm" svg:y2="-0.182cm"><text:p/></draw:line><text:span text:style-name="T123">П</text:span><text:span text:style-name="T114">одключаются все ранее описанные заголовочные файлы и библиотека </text:span><text:span text:style-name="T103">stdio.h</text:span><text:span text:style-name="T114">, для использования функций </text:span><text:span text:style-name="T112">scanf</text:span><text:span text:style-name="T114">, </text:span><text:span text:style-name="T112">printf</text:span><text:span text:style-name="T114">, </text:span><text:span text:style-name="T112">getchar</text:span><text:span text:style-name="T114">. Инициализируется массив длины 100, и целое </text:span><text:span text:style-name="T134">command</text:span><text:span text:style-name="T114">. </text:span><text:span text:style-name="T124">Затем с в</text:span><text:span text:style-name="T131">х</text:span><text:span text:style-name="T124">одного потока считывается значение</text:span><text:span text:style-name="T114"> </text:span><text:span text:style-name="T134">command</text:span><text:span text:style-name="T114">, </text:span><text:span text:style-name="T124">и в цикле до тех пор, пока не будет введен символ переноса строки или не будет зафиксирован выход из выделенной области памяти (</text:span><text:span text:style-name="T107">size </text:span><text:span text:style-name="T81">!=</text:span><text:span text:style-name="T107"> 100</text:span><text:span text:style-name="T124">)</text:span><text:span text:style-name="T107"> </text:span><text:span text:style-name="T124">будет производиться чтение </text:span><text:span text:style-name="T125">и поочередное записывание вводимых чисел в массив. В </text:span><text:soft-page-break/><text:span text:style-name="T125">случае, если после передчи команды не последовало каких-либо входных данных будет выведено сообщение </text:span><text:span text:style-name="T129">"</text:span><text:span text:style-name="T130">Данные некорректны</text:span><text:span text:style-name="T129">"</text:span><text:span text:style-name="T127">. </text:span></text:p>
      <text:p text:style-name="P89"><text:span text:style-name="T126">Далее оператору </text:span><text:span text:style-name="T74">switch</text:span><text:span text:style-name="T76"> </text:span><text:span text:style-name="T114">передается </text:span><text:span text:style-name="T136">command</text:span><text:span text:style-name="T114"> и в соответствии с целью работы выводится результат определенной функции. В случае </text:span><text:span text:style-name="T136">command</text:span><text:span text:style-name="T114"> отличающейся от 0, 1, 2, 3 будет выведено сообщение </text:span><text:span text:style-name="T128">"</text:span><text:span text:style-name="T130">Данные некорректны</text:span><text:span text:style-name="T128">".</text:span></text:p>
      <text:p text:style-name="P107"/>
      <text:p text:style-name="P52"><text:span text:style-name="T116">·</text:span><text:span text:style-name="T122"> </text:span><text:span text:style-name="T121">Makefile</text:span><text:span text:style-name="T117">.с</text:span></text:p>
      <text:p text:style-name="P96"><draw:line text:anchor-type="paragraph" draw:z-index="19" draw:name="Фигура2" draw:style-name="gr2" draw:text-style-name="P109" svg:x1="-0.145cm" svg:y1="0.219cm" svg:x2="20.814cm" svg:y2="0.219cm"><text:p/></draw:line></text:p>
      <text:p text:style-name="P68"><text:span text:style-name="T150">all:</text:span><text:span text:style-name="T138"> index_first_negative.o index_last_negative.o sum_between_negative.o sum_before_and_after_negative.o menu.o</text:span></text:p>
      <text:p text:style-name="P100"><text:tab/>gcc -std=c99 index_first_negative.o index_last_negative.o sum_between_negative.o sum_before_and_after_negative.o menu.o -o menu</text:p>
      <text:p text:style-name="P68"/>
      <text:p text:style-name="P68"><text:span text:style-name="T150">menu.o:</text:span><text:span text:style-name="T138"> menu.c index_first_negative.h index_last_negative.h sum_between_negative.h sum_before_and_after_negative.h</text:span></text:p>
      <text:p text:style-name="P100"><text:tab/>gcc -std=c99 -c menu.c</text:p>
      <text:p text:style-name="P68"/>
      <text:p text:style-name="P69"><text:span text:style-name="T150">index_first_negative.o:</text:span><text:span text:style-name="T138"> index_first_negative.c index_first_negative.h</text:span></text:p>
      <text:p text:style-name="P100"><text:tab/>gcc -std=c99 -c index_first_negative.c</text:p>
      <text:p text:style-name="P68"/>
      <text:p text:style-name="P68"><text:span text:style-name="T151">index_last_negative.o:</text:span><text:span text:style-name="T138"> index_last_negative.c index_last_negative.h</text:span></text:p>
      <text:p text:style-name="P100"><text:tab/>gcc -std=c99 -c index_last_negative.c</text:p>
      <text:p text:style-name="P68"/>
      <text:p text:style-name="P68"><text:span text:style-name="T151">sum_between_negative.o:</text:span><text:span text:style-name="T138"> sum_between_negative.c sum_between_negative.h index_first_negative.h index_last_negative.h</text:span></text:p>
      <text:p text:style-name="P100"><text:tab/>gcc -std=c99 -c sum_between_negative.c</text:p>
      <text:p text:style-name="P68"/>
      <text:p text:style-name="P68"><text:span text:style-name="T151">sum_before_and_after_negative.o:</text:span><text:span text:style-name="T138"> sum_before_and_after_negative.c sum_before_and_after_negative.h index_first_negative.h index_last_negative.h</text:span></text:p>
      <text:p text:style-name="P100"><text:tab/>gcc -std=c99 -c sum_before_and_after_negative.c</text:p>
      <text:p text:style-name="P68"/>
      <text:p text:style-name="P101">clean:</text:p>
      <text:p text:style-name="P100"><draw:line text:anchor-type="paragraph" draw:z-index="18" draw:name="Фигура2" draw:style-name="gr2" draw:text-style-name="P110" svg:x1="-0.161cm" svg:y1="0.78cm" svg:x2="20.8cm" svg:y2="0.78cm"><text:p/></draw:line><text:tab/>rm -f *.o menu</text:p>
      <text:p text:style-name="P68"/>
      <text:p text:style-name="P53">Для каждого файла с кодом была написана цель с командой, компилирующей его. В зависимостях всех этих целей были указаны соответствующие файл с кодом и <text:s/>заголовочники, которые включались в этот файл. </text:p>
      <text:p text:style-name="P41">Заведена цель <text:span text:style-name="T153">all</text:span><text:span text:style-name="T152">, </text:span>линкующая все необходимые скомпилированные файлы и называющая выходной исполняемый файл <text:span text:style-name="T147">"</text:span><text:span text:style-name="T148">menu</text:span><text:span text:style-name="T147">". </text:span></text:p>
      <text:p text:style-name="P41"><text:span text:style-name="T156">Ц</text:span><text:span text:style-name="T155">ель </text:span><text:span text:style-name="T154">clean</text:span><text:span text:style-name="T151"> </text:span>для<text:span text:style-name="T155"> удаления всех объектных файлов и файла </text:span><text:span text:style-name="T147">"</text:span><text:span text:style-name="T148">menu</text:span><text:span text:style-name="T147">".</text:span></text:p>
      <text:p text:style-name="P93"><text:span text:style-name="T156">В</text:span><text:span text:style-name="T155">о всех командах указан флаг </text:span><text:span text:style-name="T147">"-</text:span><text:span text:style-name="T146">std=c99</text:span><text:span text:style-name="T147">" </text:span><text:span text:style-name="T155">для того, чтобы можно было инициализировать переменные в цикле </text:span><text:span text:style-name="T147">"</text:span><text:span text:style-name="T146">for</text:span><text:span text:style-name="T147">".</text:span></text:p>
      <text:p text:style-name="P93"><text:soft-page-break/><text:span text:style-name="T149"/></text:p>
      <text:p text:style-name="P93"><text:span text:style-name="T7">В</text:span><text:span text:style-name="T8">ывод</text:span></text:p>
      <text:p text:style-name="P42"><text:span text:style-name="T155">Был создан проект с make-файлом, реализующий требуемый функционал с использованием условных выражений, циклов и оператора </text:span><text:span text:style-name="T75">switch</text:span><text:span text:style-name="T155">. При компилировании, сборки и выполнении исполняемого файла не возникает ошибок и предупреждений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margin-left="0.018cm" fo:margin-right="0.042cm" fo:margin-top="0cm" fo:margin-bottom="0.252cm" loext:contextual-spacing="false" fo:line-height="118%" fo:hyphenation-ladder-count="no-limit" fo:text-indent="-0.018cm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2" style:display-name="Heading 2" style:family="paragraph" style:next-style-name="Normal" style:default-outline-level="2" style:class="text">
      <style:paragraph-properties fo:margin-left="0.018cm" fo:margin-right="0.042cm" fo:margin-top="0cm" fo:margin-bottom="0.607cm" loext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cm" fo:margin-top="0cm" fo:margin-bottom="0.282cm" loext:contextual-spacing="false" fo:line-height="107%" fo:text-indent="0cm" style:auto-text-indent="false">
        <style:tab-stops/>
      </style:paragraph-properties>
    </style:style>
    <style:style style:name="MP2" style:family="paragraph" style:parent-style-name="Normal">
      <style:paragraph-properties fo:margin-left="0cm" fo:margin-right="0.037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MT1" style:family="text">
      <style:text-properties style:font-name="Calibri" fo:font-size="12pt" style:font-name-asian="Calibri" style:font-size-asian="12pt" style:font-name-complex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27cm" fo:margin-bottom="1.27cm" fo:margin-left="1.083cm" fo:margin-right="1.14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423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7cm" fo:margin-bottom="1.27cm" fo:margin-left="1.524cm" fo:margin-right="1.26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42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 style:next-style-name="MP0">
      <style:footer>
        <text:p text:style-name="MP1"/>
      </style:footer>
    </style:master-page>
    <style:master-page style:name="MP0" style:page-layout-name="Mpm3">
      <style:footer>
        <text:p text:style-name="MP2"><text:span text:style-name="Default_20_Paragraph_20_Font"><text:span text:style-name="MT1"><text:page-number text:select-page="current">9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20:49:09.750990653</meta:creation-date>
    <dc:date>2017-10-06T22:59:20.999567318</dc:date>
    <meta:editing-duration>PT1H51M10S</meta:editing-duration>
    <meta:editing-cycles>34</meta:editing-cycles>
    <meta:generator>LibreOffice/5.1.6.2$Linux_X86_64 LibreOffice_project/10m0$Build-2</meta:generator>
    <meta:document-statistic meta:table-count="1" meta:image-count="0" meta:object-count="0" meta:page-count="9" meta:paragraph-count="158" meta:word-count="1016" meta:character-count="8380" meta:non-whitespace-character-count="7302"/>
  </office:meta>
</office:document-meta>
</file>